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24292f" fo:font-size="12pt" style:font-size-asian="12pt" style:font-size-complex="12pt"/>
    </style:style>
    <style:style style:name="P2" style:family="paragraph" style:parent-style-name="Standard">
      <loext:graphic-properties draw:fill="solid" draw:fill-color="#ffffff"/>
      <style:paragraph-properties fo:background-color="#ffffff"/>
      <style:text-properties fo:color="#24292f" fo:font-size="12pt" style:font-size-asian="12pt" style:font-size-complex="12pt"/>
    </style:style>
    <style:style style:name="P3" style:family="paragraph" style:parent-style-name="Standard">
      <style:text-properties fo:color="#24292f" style:font-name="Courier New" fo:font-size="10pt" style:font-name-asian="Courier New1" style:font-size-asian="10pt" style:font-name-complex="Courier New1" style:font-size-complex="10pt"/>
    </style:style>
    <style:style style:name="P4" style:family="paragraph" style:parent-style-name="Standard">
      <loext:graphic-properties draw:fill="solid" draw:fill-color="#fffffe"/>
      <style:paragraph-properties fo:line-height="135%" fo:background-color="#fffffe"/>
      <style:text-properties fo:color="#24292f" style:font-name="Courier New" fo:font-size="10.5pt" style:font-name-asian="Courier New1" style:font-size-asian="10.5pt" style:font-name-complex="Courier New1" style:font-size-complex="10.5pt"/>
    </style:style>
    <style:style style:name="P5" style:family="paragraph" style:parent-style-name="Standard">
      <loext:graphic-properties draw:fill="solid" draw:fill-color="#ffffff"/>
      <style:paragraph-properties fo:line-height="145%" fo:background-color="#ffffff"/>
    </style:style>
    <style:style style:name="P6" style:family="paragraph" style:parent-style-name="Standard">
      <loext:graphic-properties draw:fill="solid" draw:fill-color="#fffffe"/>
      <style:paragraph-properties fo:line-height="135%" fo:background-color="#fffffe"/>
    </style:style>
    <style:style style:name="P7" style:family="paragraph" style:parent-style-name="Standard">
      <loext:graphic-properties draw:fill="solid" draw:fill-color="#ffffff"/>
      <style:paragraph-properties fo:background-color="#ffffff"/>
    </style:style>
    <style:style style:name="P8" style:family="paragraph" style:parent-style-name="Standard" style:list-style-name="WWNum6">
      <style:paragraph-properties fo:margin-left="0.5in" fo:margin-right="0in" fo:text-indent="-0.25in" style:auto-text-indent="false"/>
    </style:style>
    <style:style style:name="P9" style:family="paragraph" style:parent-style-name="Standard" style:list-style-name="WWNum8">
      <loext:graphic-properties draw:fill="solid" draw:fill-color="#ffffff"/>
      <style:paragraph-properties fo:margin-left="0.5in" fo:margin-right="0in" fo:text-indent="-0.25in" style:auto-text-indent="false" fo:background-color="#ffffff"/>
    </style:style>
    <style:style style:name="P10" style:family="paragraph" style:parent-style-name="Standard" style:list-style-name="WWNum9">
      <loext:graphic-properties draw:fill="solid" draw:fill-color="#ffffff"/>
      <style:paragraph-properties fo:margin-left="0.5in" fo:margin-right="0in" fo:text-indent="-0.25in" style:auto-text-indent="false" fo:background-color="#ffffff"/>
    </style:style>
    <style:style style:name="P11" style:family="paragraph" style:parent-style-name="Standard" style:list-style-name="WWNum5">
      <loext:graphic-properties draw:fill="solid" draw:fill-color="#ffffff"/>
      <style:paragraph-properties fo:margin-left="0.5in" fo:margin-right="0in" fo:text-indent="-0.25in" style:auto-text-indent="false" fo:background-color="#ffffff"/>
    </style:style>
    <style:style style:name="P12" style:family="paragraph" style:parent-style-name="Standard" style:list-style-name="WWNum13">
      <loext:graphic-properties draw:fill="solid" draw:fill-color="#ffffff"/>
      <style:paragraph-properties fo:margin-left="0.5in" fo:margin-right="0in" fo:text-indent="-0.25in" style:auto-text-indent="false" fo:background-color="#ffffff"/>
    </style:style>
    <style:style style:name="P13" style:family="paragraph" style:parent-style-name="Standard" style:list-style-name="WWNum3">
      <loext:graphic-properties draw:fill="solid" draw:fill-color="#ffffff"/>
      <style:paragraph-properties fo:margin-left="0.5in" fo:margin-right="0in" fo:text-indent="-0.25in" style:auto-text-indent="false" fo:background-color="#ffffff"/>
    </style:style>
    <style:style style:name="P14" style:family="paragraph" style:parent-style-name="Standard" style:list-style-name="WWNum1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5" style:family="paragraph" style:parent-style-name="Standard" style:list-style-name="WWNum8">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6" style:family="paragraph" style:parent-style-name="Standard" style:list-style-name="WWNum8">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7"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8"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9"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0"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1" style:family="paragraph" style:parent-style-name="Standard" style:list-style-name="WWNum1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2" style:family="paragraph" style:parent-style-name="Standard" style:list-style-name="WWNum1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3" style:family="paragraph" style:parent-style-name="Standard" style:list-style-name="WWNum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4" style:family="paragraph" style:parent-style-name="Standard" style:list-style-name="WWNum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5" style:family="paragraph" style:parent-style-name="Standard" style:list-style-name="WWNum1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6" style:family="paragraph" style:parent-style-name="Standard" style:list-style-name="WWNum7">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7" style:family="paragraph" style:parent-style-name="Standard" style:list-style-name="WWNum10">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8" style:family="paragraph" style:parent-style-name="Standard" style:list-style-name="WWNum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9" style:family="paragraph" style:parent-style-name="Standard" style:list-style-name="WWNum14">
      <loext:graphic-properties draw:fill="solid" draw:fill-color="#ffffff"/>
      <style:paragraph-properties fo:margin-left="0.5in" fo:margin-right="0in" fo:margin-top="0.0417in" fo:margin-bottom="0.1665in" loext:contextual-spacing="false" fo:line-height="100%" fo:text-indent="-0.25in" style:auto-text-indent="false" fo:background-color="#ffffff"/>
    </style:style>
    <style:style style:name="P30" style:family="paragraph" style:parent-style-name="Standard" style:list-style-name="WWNum11">
      <loext:graphic-properties draw:fill="solid" draw:fill-color="#ffffff"/>
      <style:paragraph-properties fo:margin-left="0.5in" fo:margin-right="0in" fo:margin-top="0.0417in" fo:margin-bottom="0.1665in" loext:contextual-spacing="false" fo:line-height="100%" fo:text-indent="-0.25in" style:auto-text-indent="false" fo:background-color="#ffffff"/>
    </style:style>
    <style:style style:name="P31" style:family="paragraph" style:parent-style-name="Standard" style:list-style-name="WWNum10">
      <loext:graphic-properties draw:fill="solid" draw:fill-color="#ffffff"/>
      <style:paragraph-properties fo:margin-left="0.5in" fo:margin-right="0in" fo:margin-top="0.0417in" fo:margin-bottom="0.1665in" loext:contextual-spacing="false" fo:line-height="100%" fo:text-indent="-0.25in" style:auto-text-indent="false" fo:background-color="#ffffff"/>
    </style:style>
    <style:style style:name="P32" style:family="paragraph" style:parent-style-name="Standard" style:list-style-name="WWNum4">
      <loext:graphic-properties draw:fill="solid" draw:fill-color="#ffffff"/>
      <style:paragraph-properties fo:margin-left="0.5in" fo:margin-right="0in" fo:margin-top="0.0417in" fo:margin-bottom="0.1665in" loext:contextual-spacing="false" fo:line-height="100%" fo:text-indent="-0.25in" style:auto-text-indent="false" fo:background-color="#ffffff"/>
    </style:style>
    <style:style style:name="P33" style:family="paragraph" style:parent-style-name="Standard" style:list-style-name="WWNum14">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34" style:family="paragraph" style:parent-style-name="Standard" style:list-style-name="WWNum1">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35" style:family="paragraph" style:parent-style-name="Standard" style:list-style-name="WWNum5">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36" style:family="paragraph" style:parent-style-name="Standard" style:list-style-name="WWNum13">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37" style:family="paragraph" style:parent-style-name="Standard" style:list-style-name="WWNum13">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38" style:family="paragraph" style:parent-style-name="Standard" style:list-style-name="WWNum3">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39" style:family="paragraph" style:parent-style-name="Standard" style:list-style-name="WWNum3">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40" style:family="paragraph" style:parent-style-name="Standard">
      <style:paragraph-properties fo:margin-left="0.5in" fo:margin-right="0in" fo:text-indent="0in" style:auto-text-indent="false"/>
    </style:style>
    <style:style style:name="P41" style:family="paragraph" style:parent-style-name="Standard">
      <loext:graphic-properties draw:fill="solid" draw:fill-color="#ffffff"/>
      <style:paragraph-properties fo:margin-left="0.5in" fo:margin-right="0in" fo:text-indent="0in" style:auto-text-indent="false" fo:background-color="#ffffff"/>
      <style:text-properties fo:color="#24292f" fo:font-size="12pt" style:font-size-asian="12pt" style:font-size-complex="12pt"/>
    </style:style>
    <style:style style:name="P42" style:family="paragraph" style:parent-style-name="Standard">
      <loext:graphic-properties draw:fill="solid" draw:fill-color="#ffffff"/>
      <style:paragraph-properties fo:margin-left="0.5in" fo:margin-right="0in" fo:text-indent="0in" style:auto-text-indent="false" fo:background-color="#ffffff"/>
    </style:style>
    <style:style style:name="P43" style:family="paragraph" style:parent-style-name="Standard">
      <loext:graphic-properties draw:fill="solid" draw:fill-color="#ffffff"/>
      <style:paragraph-properties fo:margin-left="0.5in" fo:margin-right="0in" fo:margin-top="0in" fo:margin-bottom="0.1665in" loext:contextual-spacing="false" fo:line-height="100%" fo:text-indent="0in" style:auto-text-indent="false" fo:background-color="#ffffff"/>
    </style:style>
    <style:style style:name="P44" style:family="paragraph" style:parent-style-name="Standard">
      <loext:graphic-properties draw:fill="solid" draw:fill-color="#ffffff"/>
      <style:paragraph-properties fo:margin-left="0.5in" fo:margin-right="0in" fo:margin-top="0in" fo:margin-bottom="0.1665in" loext:contextual-spacing="false" fo:line-height="100%" fo:text-indent="0in" style:auto-text-indent="false" fo:background-color="#ffffff"/>
      <style:text-properties fo:color="#24292f" fo:font-size="12pt" style:font-size-asian="12pt" style:font-size-complex="12pt"/>
    </style:style>
    <style:style style:name="P45" style:family="paragraph" style:parent-style-name="Standard">
      <loext:graphic-properties draw:fill="solid" draw:fill-color="#ffffff"/>
      <style:paragraph-properties fo:margin-left="0.5in" fo:margin-right="0in" fo:margin-top="0.0417in" fo:margin-bottom="0.1665in" loext:contextual-spacing="false" fo:line-height="100%" fo:text-indent="0in" style:auto-text-indent="false" fo:background-color="#ffffff"/>
    </style:style>
    <style:style style:name="P46" style:family="paragraph" style:parent-style-name="Standard">
      <loext:graphic-properties draw:fill="solid" draw:fill-color="#ffffff"/>
      <style:paragraph-properties fo:margin-left="0.5in" fo:margin-right="0in" fo:margin-top="0.0417in" fo:margin-bottom="0.1665in" loext:contextual-spacing="false" fo:line-height="100%" fo:text-indent="0in" style:auto-text-indent="false" fo:background-color="#ffffff"/>
      <style:text-properties fo:color="#24292f" fo:font-size="12pt" style:font-size-asian="12pt" style:font-size-complex="12pt"/>
    </style:style>
    <style:style style:name="P47" style:family="paragraph" style:parent-style-name="Standard">
      <loext:graphic-properties draw:fill="solid" draw:fill-color="#ffffff"/>
      <style:paragraph-properties fo:margin-left="0.5in" fo:margin-right="0in" fo:margin-top="0.0417in" fo:margin-bottom="0in" loext:contextual-spacing="false" fo:line-height="100%" fo:text-indent="0in" style:auto-text-indent="false" fo:background-color="#ffffff"/>
    </style:style>
    <style:style style:name="P48" style:family="paragraph" style:parent-style-name="Standard">
      <loext:graphic-properties draw:fill="solid" draw:fill-color="#ffffff"/>
      <style:paragraph-properties fo:margin-left="0.5in" fo:margin-right="0in" fo:margin-top="0.0417in" fo:margin-bottom="0in" loext:contextual-spacing="false" fo:line-height="100%" fo:text-indent="0in" style:auto-text-indent="false" fo:background-color="#ffffff"/>
      <style:text-properties fo:color="#24292f" fo:font-size="12pt" style:font-size-asian="12pt" style:font-size-complex="12pt"/>
    </style:style>
    <style:style style:name="P49" style:family="paragraph" style:parent-style-name="Standard">
      <loext:graphic-properties draw:fill="solid" draw:fill-color="#ffffff"/>
      <style:paragraph-properties fo:margin-top="0.0417in" fo:margin-bottom="0.1665in" loext:contextual-spacing="false" fo:line-height="100%" fo:background-color="#ffffff"/>
    </style:style>
    <style:style style:name="P50" style:family="paragraph" style:parent-style-name="Standard">
      <loext:graphic-properties draw:fill="solid" draw:fill-color="#ffffff"/>
      <style:paragraph-properties fo:margin-top="0.0417in" fo:margin-bottom="0.1665in" loext:contextual-spacing="false" fo:line-height="100%" fo:background-color="#ffffff"/>
      <style:text-properties fo:color="#24292f" fo:font-size="12pt" style:font-size-asian="12pt" style:font-size-complex="12pt"/>
    </style:style>
    <style:style style:name="P51" style:family="paragraph" style:parent-style-name="Standard">
      <loext:graphic-properties draw:fill="solid" draw:fill-color="#ffffff"/>
      <style:paragraph-properties fo:margin-top="0.0417in" fo:margin-bottom="0.1665in" loext:contextual-spacing="false" fo:line-height="100%" fo:background-color="#ffffff"/>
      <style:text-properties fo:color="#24292f" style:font-name="Courier New" fo:font-size="10pt" style:font-name-asian="Courier New1" style:font-size-asian="10pt" style:font-name-complex="Courier New1" style:font-size-complex="10pt"/>
    </style:style>
    <style:style style:name="P52" style:family="paragraph" style:parent-style-name="Standard">
      <loext:graphic-properties draw:fill="solid" draw:fill-color="#ffffff"/>
      <style:paragraph-properties fo:margin-top="0in" fo:margin-bottom="0.1665in" loext:contextual-spacing="false" fo:line-height="100%" fo:background-color="#ffffff"/>
    </style:style>
    <style:style style:name="P53" style:family="paragraph" style:parent-style-name="Standard">
      <loext:graphic-properties draw:fill="solid" draw:fill-color="#ffffff"/>
      <style:paragraph-properties fo:margin-top="0in" fo:margin-bottom="0.1665in" loext:contextual-spacing="false" fo:line-height="145%" fo:background-color="#ffffff"/>
    </style:style>
    <style:style style:name="P54" style:family="paragraph" style:parent-style-name="Standard" style:list-style-name="WWNum8">
      <loext:graphic-properties draw:fill="solid" draw:fill-color="#ffffff"/>
      <style:paragraph-properties fo:margin-left="1in" fo:margin-right="0in" fo:margin-top="0in" fo:margin-bottom="0in" loext:contextual-spacing="false" fo:text-indent="-0.25in" style:auto-text-indent="false" fo:background-color="#ffffff"/>
    </style:style>
    <style:style style:name="P55" style:family="paragraph" style:parent-style-name="Standard" style:list-style-name="WWNum8">
      <loext:graphic-properties draw:fill="solid" draw:fill-color="#ffffff"/>
      <style:paragraph-properties fo:margin-left="1in" fo:margin-right="0in" fo:margin-top="0in" fo:margin-bottom="0in" loext:contextual-spacing="false" fo:line-height="100%" fo:text-indent="-0.25in" style:auto-text-indent="false" fo:background-color="#ffffff"/>
    </style:style>
    <style:style style:name="P56" style:family="paragraph" style:parent-style-name="Standard" style:list-style-name="WWNum1">
      <loext:graphic-properties draw:fill="solid" draw:fill-color="#ffffff"/>
      <style:paragraph-properties fo:margin-left="1in" fo:margin-right="0in" fo:margin-top="0in" fo:margin-bottom="0in" loext:contextual-spacing="false" fo:line-height="100%" fo:text-indent="-0.25in" style:auto-text-indent="false" fo:background-color="#ffffff"/>
    </style:style>
    <style:style style:name="P57" style:family="paragraph" style:parent-style-name="Standard" style:list-style-name="WWNum13">
      <style:paragraph-properties fo:margin-left="1in" fo:margin-right="0in" fo:margin-top="0in" fo:margin-bottom="0in" loext:contextual-spacing="false" fo:line-height="100%" fo:text-indent="-0.25in" style:auto-text-indent="false"/>
    </style:style>
    <style:style style:name="P58" style:family="paragraph" style:parent-style-name="Standard" style:list-style-name="WWNum13">
      <style:paragraph-properties fo:margin-left="1in" fo:margin-right="0in" fo:margin-top="0in" fo:margin-bottom="0in" loext:contextual-spacing="false" fo:line-height="100%" fo:text-indent="-0.25in" style:auto-text-indent="false"/>
    </style:style>
    <style:style style:name="P59"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60"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61" style:family="paragraph" style:parent-style-name="Standard" style:list-style-name="WWNum1">
      <loext:graphic-properties draw:fill="solid" draw:fill-color="#ffffff"/>
      <style:paragraph-properties fo:margin-left="1in" fo:margin-right="0in" fo:margin-top="0in" fo:margin-bottom="0.1665in" loext:contextual-spacing="false" fo:line-height="100%" fo:text-indent="-0.25in" style:auto-text-indent="false" fo:background-color="#ffffff"/>
    </style:style>
    <style:style style:name="P62" style:family="paragraph" style:parent-style-name="Standard">
      <loext:graphic-properties draw:fill="solid" draw:fill-color="#ffffff"/>
      <style:paragraph-properties fo:margin-top="0.0417in" fo:margin-bottom="0in" loext:contextual-spacing="false" fo:line-height="100%" fo:background-color="#ffffff"/>
      <style:text-properties fo:color="#24292f" fo:font-size="12pt" style:font-size-asian="12pt" style:font-size-complex="12pt"/>
    </style:style>
    <style:style style:name="P63" style:family="paragraph" style:parent-style-name="Standard">
      <loext:graphic-properties draw:fill="solid" draw:fill-color="#ffffff"/>
      <style:paragraph-properties fo:margin-top="0.0417in" fo:margin-bottom="0in" loext:contextual-spacing="false" fo:line-height="100%" fo:background-color="#ffffff"/>
    </style:style>
    <style:style style:name="P64" style:family="paragraph" style:parent-style-name="Standard">
      <style:paragraph-properties fo:margin-top="0in" fo:margin-bottom="0.1528in" loext:contextual-spacing="false" fo:line-height="150%"/>
    </style:style>
    <style:style style:name="P65" style:family="paragraph" style:parent-style-name="Standard">
      <style:paragraph-properties fo:margin-top="0in" fo:margin-bottom="0.1528in" loext:contextual-spacing="false" fo:line-height="145%"/>
    </style:style>
    <style:style style:name="P66" style:family="paragraph" style:parent-style-name="Standard">
      <loext:graphic-properties draw:fill="solid" draw:fill-color="#ffffff"/>
      <style:paragraph-properties fo:margin-left="0in" fo:margin-right="0in" fo:margin-top="0.0417in" fo:margin-bottom="0in" loext:contextual-spacing="false" fo:line-height="100%" fo:text-indent="0.5in" style:auto-text-indent="false" fo:background-color="#ffffff"/>
    </style:style>
    <style:style style:name="P67" style:family="paragraph" style:parent-style-name="Standard" style:master-page-name="Standard">
      <style:paragraph-properties style:page-number="1"/>
    </style:style>
    <style:style style:name="P68" style:family="paragraph" style:parent-style-name="Heading_20_3">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keep-with-next="auto"/>
    </style:style>
    <style:style style:name="T1" style:family="text">
      <style:text-properties fo:color="#24292f" fo:font-size="12pt" style:font-size-asian="12pt" style:font-size-complex="12pt"/>
    </style:style>
    <style:style style:name="T2" style:family="text">
      <style:text-properties fo:color="#24292f" fo:font-size="12pt" style:font-size-asian="12pt" style:font-size-complex="12pt" fo:background-color="#ffffff"/>
    </style:style>
    <style:style style:name="T3" style:family="text">
      <style:text-properties fo:color="#24292f" style:font-name="Courier New" fo:font-size="10pt" style:font-name-asian="Courier New1" style:font-size-asian="10pt" style:font-name-complex="Courier New1" style:font-size-complex="10pt"/>
    </style:style>
    <style:style style:name="T4" style:family="text">
      <style:text-properties fo:color="#24292f" style:font-name="Courier New" fo:font-size="10.5pt" style:font-name-asian="Courier New1" style:font-size-asian="10.5pt" style:font-name-complex="Courier New1" style:font-size-complex="10.5pt"/>
    </style:style>
    <style:style style:name="T5" style:family="text">
      <style:text-properties fo:color="#24292f" fo:font-size="13pt" style:font-size-asian="13pt" style:font-size-complex="13pt" fo:background-color="#ffffff"/>
    </style:style>
    <style:style style:name="T6" style:family="text">
      <style:text-properties fo:color="#24292f" fo:font-size="16pt" style:font-size-asian="16pt" style:font-size-complex="16pt"/>
    </style:style>
    <style:style style:name="T7" style:family="text">
      <style:text-properties fo:color="#24292f" fo:font-size="16.5pt" fo:font-weight="bold" style:font-size-asian="16.5pt" style:font-weight-asian="bold" style:font-size-complex="16.5pt"/>
    </style:style>
    <style:style style:name="T8" style:family="text">
      <style:text-properties fo:color="#0000ff" style:font-name="Courier New" fo:font-size="10.5pt" style:font-name-asian="Courier New1" style:font-size-asian="10.5pt" style:font-name-complex="Courier New1" style:font-size-complex="10.5pt"/>
    </style:style>
    <style:style style:name="T9" style:family="text">
      <style:text-properties fo:color="#008080" style:font-name="Courier New" fo:font-size="10.5pt" style:font-name-asian="Courier New1" style:font-size-asian="10.5pt" style:font-name-complex="Courier New1" style:font-size-complex="10.5pt"/>
    </style:style>
    <style:style style:name="T10" style:family="text">
      <style:text-properties fo:color="#a31515" style:font-name="Courier New" fo:font-size="10.5pt" style:font-name-asian="Courier New1" style:font-size-asian="10.5pt" style:font-name-complex="Courier New1" style:font-size-complex="10.5pt"/>
    </style:style>
    <style:style style:name="T11" style:family="text">
      <style:text-properties fo:color="#1155cc"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Chapter 1 Day 1</text:p>
      <text:p text:style-name="Standard"/>
      <text:p text:style-name="Standard">Q1: The blockchain is a public ledger. It’s digitally distributed (software) and is decentralized (no one entity controls it.</text:p>
      <text:p text:style-name="Standard"/>
      <text:p text:style-name="Standard">Q2: A smart contract is computer code / program / function that edits/changes the state of the blockchain. Self-executing agreement between buyer and seller. (proposer / acceptor )</text:p>
      <text:p text:style-name="Standard"/>
      <text:p text:style-name="Standard">Q3: Script views only, Transaction edits/changes the state of the blockchain</text:p>
      <text:p text:style-name="Standard"/>
      <text:p text:style-name="Standard">—---------------------------------------------------------------------------------------------------------</text:p>
      <text:p text:style-name="Standard"/>
      <text:p text:style-name="Standard">Chapter 1 Day 2</text:p>
      <text:p text:style-name="Standard"/>
      <text:p text:style-name="Standard">Q1: 5 Pillars of FLOW-</text:p>
      <text:p text:style-name="Standard"/>
      <text:list xml:id="list20926687" text:style-name="WWNum6">
        <text:list-item>
          <text:p text:style-name="P8">Safety and Security</text:p>
        </text:list-item>
        <text:list-item>
          <text:p text:style-name="P8">Clarity</text:p>
        </text:list-item>
        <text:list-item>
          <text:p text:style-name="P8">Approachability</text:p>
        </text:list-item>
        <text:list-item>
          <text:p text:style-name="P8">Developer Experience</text:p>
        </text:list-item>
        <text:list-item>
          <text:p text:style-name="P8">Resource Oriented Programming</text:p>
        </text:list-item>
      </text:list>
      <text:p text:style-name="P40"/>
      <text:p text:style-name="Standard"><text:soft-page-break/>Q2: The pillars can be useful because you can add to the blockchain as well as adding people that code to the blockchain. The pillars create a symbiosis among experienced Cadence creators with Newer Cadence creators (Such as, the Emerald Academy for example.)</text:p>
      <text:p text:style-name="Standard"/>
      <text:p text:style-name="Standard">—----------------------------------------------------------------------------------------------------------</text:p>
      <text:p text:style-name="Standard"/>
      <text:p text:style-name="Standard">Chapter 2 Day 1 (We may have done this already, but do it again)</text:p>
      <text:p text:style-name="Standard"/>
      <text:list xml:id="list3978196938" text:style-name="WWNum12">
        <text:list-item>
          <text:p text:style-name="P14"><text:span text:style-name="T1">Deploy a contract to account </text:span><text:span text:style-name="T3">0x03</text:span><text:span text:style-name="T1"> called "JacobTucker". Inside that contract, declare a constant variable named </text:span><text:span text:style-name="T3">is</text:span><text:span text:style-name="T1">, and make it have type </text:span><text:span text:style-name="T3">String</text:span><text:span text:style-name="T1">. Initialize it to "the best" when your contract gets deployed.</text:span></text:p>
        </text:list-item>
        <text:list-item>
          <text:p text:style-name="P21"><text:span text:style-name="T1">Check that your variable </text:span><text:span text:style-name="T3">is</text:span><text:span text:style-name="T1"> actually equals "the best" by executing a script to read that variable. Include a screenshot of the output.</text:span></text:p>
        </text:list-item>
      </text:list>
      <text:p text:style-name="P49"><text:span text:style-name="T1">—-------------------------------------------------------------------------------------------------</text:span></text:p>
      <text:p text:style-name="P50"/>
      <text:p text:style-name="P49"><text:span text:style-name="T1">Chapter 2 Day 2</text:span></text:p>
      <text:p text:style-name="P52"><text:span text:style-name="T1">Please answer in the language of your choice.</text:span></text:p>
      <text:list xml:id="list3058904183" text:style-name="WWNum14">
        <text:list-item>
          <text:p text:style-name="P22"><text:span text:style-name="T1">Explain why we wouldn't call </text:span><text:span text:style-name="T3">changeGreeting</text:span><text:span text:style-name="T1"> in a script.</text:span></text:p>
        </text:list-item>
      </text:list>
      <text:p text:style-name="P43"><text:span text:style-name="T1">A script doesn’t change the blockchain(modify the state), it only views the blockchain. changeGreeting would ‘change the blockchain’(modify the state)</text:span></text:p>
      <text:list xml:id="list222643655619718" text:continue-numbering="true" text:style-name="WWNum14">
        <text:list-item>
          <text:p text:style-name="P29"><text:span text:style-name="T1">What does the </text:span><text:span text:style-name="T3">AuthAccount</text:span><text:span text:style-name="T1"> mean in the </text:span><text:span text:style-name="T3">prepare</text:span><text:span text:style-name="T1"> phase of the transaction?</text:span></text:p>
        </text:list-item>
      </text:list>
      <text:p text:style-name="P45"><text:span text:style-name="T1">To access information/data that is stored inside the account</text:span></text:p>
      <text:list xml:id="list222643797118473" text:continue-numbering="true" text:style-name="WWNum14">
        <text:list-item>
          <text:p text:style-name="P29"><text:span text:style-name="T1">What is the difference between the </text:span><text:span text:style-name="T3">prepare</text:span><text:span text:style-name="T1"> phase and the </text:span><text:span text:style-name="T3">execute</text:span><text:span text:style-name="T1"> phase in the transaction? </text:span></text:p>
        </text:list-item>
      </text:list>
      <text:p text:style-name="P45"><text:span text:style-name="T1">Excuse cannot access information/data that is stored inside the account , </text:span><text:span text:style-name="T2"><text:s/>But it can call functions and do stuff to change the data on the blockchain.</text:span></text:p>
      <text:list xml:id="list222644855765493" text:continue-numbering="true" text:style-name="WWNum14">
        <text:list-item>
          <text:p text:style-name="P33"><text:span text:style-name="T1">This is the hardest quest so far, so if it takes you some time, do not worry! I can help you in the Discord if you have questions.</text:span></text:p>
        </text:list-item>
      </text:list>
      <text:list xml:id="list2550802075" text:style-name="WWNum8">
        <text:list-item>
          <text:p text:style-name="P9"><text:span text:style-name="T1">Add two new things inside your contract:</text:span></text:p>
          <text:list>
            <text:list-item>
              <text:p text:style-name="P54"><text:span text:style-name="T1">A variable named </text:span><text:span text:style-name="T3">myNumber</text:span><text:span text:style-name="T1"> that has type </text:span><text:span text:style-name="T3">Int</text:span><text:span text:style-name="T1"> (set it to 0 when the contract is deployed)</text:span></text:p>
            </text:list-item>
            <text:list-item>
              <text:p text:style-name="P55"><text:soft-page-break/><text:span text:style-name="T1">A function named </text:span><text:span text:style-name="T3">updateMyNumber</text:span><text:span text:style-name="T1"> that takes in a new number named </text:span><text:span text:style-name="T3">newNumber</text:span><text:span text:style-name="T1"> as a parameter that has type </text:span><text:span text:style-name="T3">Int</text:span><text:span text:style-name="T1"> and updates </text:span><text:span text:style-name="T3">myNumber</text:span><text:span text:style-name="T1"> to be </text:span><text:span text:style-name="T3">newNumber</text:span></text:p>
            </text:list-item>
          </text:list>
        </text:list-item>
        <text:list-item>
          <text:p text:style-name="P15"><text:span text:style-name="T1">Add a script that reads </text:span><text:span text:style-name="T3">myNumber</text:span><text:span text:style-name="T1"> from the contract</text:span></text:p>
        </text:list-item>
        <text:list-item>
          <text:p text:style-name="P15"><text:span text:style-name="T1">Add a transaction that takes in a parameter named </text:span><text:span text:style-name="T3">myNewNumber</text:span><text:span text:style-name="T1"> and passes it into the </text:span><text:span text:style-name="T3">updateMyNumber</text:span><text:span text:style-name="T1"> function. Verify that your number changed by running the script again.</text:span></text:p>
        </text:list-item>
      </text:list>
      <text:p text:style-name="P50"/>
      <text:p text:style-name="P49"><text:span text:style-name="T1">Chapter 2 Day 3</text:span></text:p>
      <text:list xml:id="list1492486500" text:style-name="WWNum1">
        <text:list-item>
          <text:p text:style-name="P17"><text:span text:style-name="T1">In a script, initialize an array (that has length == 3) of your favourite people, represented as </text:span><text:span text:style-name="T3">String</text:span><text:span text:style-name="T1">s, and </text:span><text:span text:style-name="T3">log</text:span><text:span text:style-name="T1"> it.</text:span></text:p>
        </text:list-item>
        <text:list-item>
          <text:p text:style-name="P17"><text:span text:style-name="T1">In a script, initialize a dictionary that maps the </text:span><text:span text:style-name="T3">String</text:span><text:span text:style-name="T1">s Facebook, Instagram, Twitter, YouTube, Reddit, and LinkedIn to a </text:span><text:span text:style-name="T3">UInt64</text:span><text:span text:style-name="T1"> that represents the order in which you use them from most to least. For example, YouTube --&gt; 1, Reddit --&gt; 2, etc. If you've never used one before, map it to 0!</text:span></text:p>
        </text:list-item>
        <text:list-item>
          <text:p text:style-name="P23"><text:span text:style-name="T1">Explain what the force unwrap operator </text:span><text:span text:style-name="T3">!</text:span><text:span text:style-name="T1"> does, with an example different from the one I showed you (you can just change the type).</text:span></text:p>
        </text:list-item>
      </text:list>
      <text:p text:style-name="P49"><text:span text:style-name="T1">Force - Unwrap operator allows the function to continue if “nil” would cause it to panic or the optional isn’t expected (String vs Int).</text:span></text:p>
      <text:p text:style-name="P51"/>
      <text:p text:style-name="P49"><text:span text:style-name="T3">pub fun main(): Int {</text:span></text:p>
      <text:p text:style-name="P49"><text:span text:style-name="T3"><text:s text:c="4"/>let thing: {String: Int} = {"Why": 1, "Porquoi": 2, "Por que": 3}</text:span></text:p>
      <text:p text:style-name="P49"><text:span text:style-name="T3"><text:s text:c="4"/>return thing["Porquoi"]! // we added the force-unwrap operator</text:span></text:p>
      <text:p text:style-name="P5"><text:span text:style-name="T3">}</text:span></text:p>
      <text:p text:style-name="P50"/>
      <text:list xml:id="list222644650939647" text:continue-numbering="true" text:style-name="WWNum1">
        <text:list-item>
          <text:p text:style-name="P34"><text:span text:style-name="T1">Using this picture below, explain...</text:span></text:p>
          <text:list>
            <text:list-item>
              <text:p text:style-name="P56"><text:span text:style-name="T1">What the error message means</text:span></text:p>
            </text:list-item>
            <text:list-item>
              <text:p text:style-name="P56"><text:span text:style-name="T1">Why we're getting this error</text:span></text:p>
            </text:list-item>
            <text:list-item>
              <text:p text:style-name="P61"><text:span text:style-name="T1">How to fix it</text:span></text:p>
            </text:list-item>
          </text:list>
        </text:list-item>
      </text:list>
      <text:p text:style-name="P49"><text:span text:style-name="T5">The error message shows that the types are mismatched.</text:span></text:p>
      <text:p text:style-name="P49"><text:span text:style-name="T5">Cadence is expecting a String, but it is returning an optional. </text:span></text:p>
      <text:p text:style-name="P49"><text:soft-page-break/><text:span text:style-name="T5">The error can be fixed by unwrapping using the force-unwrap operator "!"</text:span></text:p>
      <text:p text:style-name="P50"/>
      <text:p text:style-name="P49"><text:span text:style-name="T1">Chapter 2 Day 4</text:span></text:p>
      <text:p text:style-name="P50"/>
      <text:list xml:id="list2220100920" text:style-name="WWNum2">
        <text:list-item>
          <text:p text:style-name="P19"><text:span text:style-name="T1">xxxDeploy a new contract that has a Struct of your choosing inside of it (must be different than </text:span><text:span text:style-name="T3">Profile</text:span><text:span text:style-name="T1">). (DONE - CHEESES)</text:span></text:p>
        </text:list-item>
        <text:list-item>
          <text:p text:style-name="P19"><text:span text:style-name="T1">xxxCreate a dictionary or array that contains the Struct you defined.</text:span></text:p>
        </text:list-item>
        <text:list-item>
          <text:p text:style-name="P19"><text:span text:style-name="T1">xxxCreate a function to add to that array/dictionary.</text:span></text:p>
        </text:list-item>
        <text:list-item>
          <text:p text:style-name="P19"><text:span text:style-name="T1">xxxAdd a transaction to call that function in step 3.</text:span></text:p>
        </text:list-item>
        <text:list-item>
          <text:p text:style-name="P24"><text:span text:style-name="T1">xxxAdd a script to read the Struct you defined.</text:span></text:p>
        </text:list-item>
      </text:list>
      <text:p text:style-name="Standard"><text:span text:style-name="T1">—------------------------------------------------------------------------------------------------------------------</text:span></text:p>
      <text:p text:style-name="P1"/>
      <text:p text:style-name="Standard"><text:span text:style-name="T1">Chapter 3 Day 1</text:span></text:p>
      <text:list xml:id="list679866737" text:style-name="WWNum11">
        <text:list-item>
          <text:p text:style-name="P25"><text:span text:style-name="T1">In words, list 3 reasons why structs are different from resources.</text:span></text:p>
        </text:list-item>
      </text:list>
      <text:p text:style-name="P43"><text:span text:style-name="T1">Structs can be copied , overwritten and created. Resources are more secure, cannot be copied, cannot be overwritten, and cannot be created whenever you want.</text:span></text:p>
      <text:list xml:id="list222644203376776" text:continue-numbering="true" text:style-name="WWNum11">
        <text:list-item>
          <text:p text:style-name="P30"><text:span text:style-name="T1">Describe a situation where a resource might be better to use than a struct.</text:span></text:p>
        </text:list-item>
      </text:list>
      <text:p text:style-name="P45"><text:span text:style-name="T1">In a NFT contract - it’s much more secure and safer that way</text:span></text:p>
      <text:list xml:id="list222643558192489" text:continue-numbering="true" text:style-name="WWNum11">
        <text:list-item>
          <text:p text:style-name="P30"><text:span text:style-name="T1">What is the keyword to make a new resource?</text:span></text:p>
        </text:list-item>
      </text:list>
      <text:p text:style-name="P45"><text:span text:style-name="T1">create</text:span></text:p>
      <text:list xml:id="list222643797628194" text:continue-numbering="true" text:style-name="WWNum11">
        <text:list-item>
          <text:p text:style-name="P30"><text:span text:style-name="T1">Can a resource be created in a script or transaction (assuming there isn't a public function to create one)?</text:span></text:p>
        </text:list-item>
      </text:list>
      <text:p text:style-name="P45"><text:span text:style-name="T1">No - it can only be created in the contract</text:span></text:p>
      <text:p text:style-name="P46"/>
      <text:list xml:id="list222644601868716" text:continue-numbering="true" text:style-name="WWNum11">
        <text:list-item>
          <text:p text:style-name="P30"><text:soft-page-break/><text:span text:style-name="T1">What is the type of the resource below?</text:span></text:p>
        </text:list-item>
      </text:list>
      <text:p text:style-name="Standard"><text:span text:style-name="T3">pub resource Jacob {</text:span></text:p>
      <text:p text:style-name="P3"/>
      <text:p text:style-name="P53"><text:span text:style-name="T3">}</text:span></text:p>
      <text:p text:style-name="P53"><text:span text:style-name="T3">It is a Jacob resource</text:span></text:p>
      <text:list xml:id="list1759224141" text:style-name="WWNum7">
        <text:list-item>
          <text:p text:style-name="P26"><text:span text:style-name="T1">Let's play the "I Spy" game from when we were kids. I Spy 4 things wrong with this code. Please fix them.</text:span></text:p>
        </text:list-item>
      </text:list>
      <text:p text:style-name="Standard"><text:span text:style-name="T3">pub contract Test {</text:span></text:p>
      <text:p text:style-name="P3"/>
      <text:p text:style-name="Standard"><text:span text:style-name="T3"><text:s text:c="4"/>// Hint: There's nothing wrong here ;)</text:span></text:p>
      <text:p text:style-name="Standard"><text:span text:style-name="T3"><text:s text:c="4"/>pub resource Jacob {</text:span></text:p>
      <text:p text:style-name="Standard"><text:span text:style-name="T3"><text:s text:c="8"/>pub let rocks: Bool</text:span></text:p>
      <text:p text:style-name="Standard"><text:span text:style-name="T3"><text:s text:c="8"/>init() {</text:span></text:p>
      <text:p text:style-name="Standard"><text:span text:style-name="T3"><text:s text:c="12"/>self.rocks = true</text:span></text:p>
      <text:p text:style-name="Standard"><text:span text:style-name="T3"><text:s text:c="8"/>}</text:span></text:p>
      <text:p text:style-name="Standard"><text:span text:style-name="T3"><text:s text:c="4"/>}</text:span></text:p>
      <text:p text:style-name="P3"/>
      <text:p text:style-name="Standard"><text:span text:style-name="T3"><text:s text:c="4"/>pub fun createJacob(): Jacob { // there is 1 here <text:s/></text:span><text:span text:style-name="T1">*** CREATE*** - it would override the greeting</text:span></text:p>
      <text:p text:style-name="Standard"><text:span text:style-name="T3"><text:s text:c="8"/>let myJacob = Jacob() // there are 2 here </text:span><text:span text:style-name="T1">*** &lt;- needs to be used, and create - so this should read “ let myJacob &lt;- create Jacob()</text:span></text:p>
      <text:p text:style-name="Standard"><text:span text:style-name="T3"><text:s text:c="8"/>return myJacob // there is 1 here </text:span><text:span text:style-name="T1">*** &lt;- needs to be used. This should read “return &lt;- myJacob”</text:span></text:p>
      <text:p text:style-name="Standard"><text:span text:style-name="T3"><text:s text:c="4"/>}</text:span></text:p>
      <text:p text:style-name="P53"><text:span text:style-name="T3">}</text:span></text:p>
      <text:p text:style-name="P1"><text:soft-page-break/></text:p>
      <text:p text:style-name="P1"/>
      <text:p text:style-name="P1"/>
      <text:p text:style-name="Standard"><text:span text:style-name="T1">—------------------------------------------------------------------------------------------------------------------</text:span></text:p>
      <text:p text:style-name="P1"/>
      <text:p text:style-name="Standard"><text:span text:style-name="T1">Chapter 3 Day 2</text:span></text:p>
      <text:p text:style-name="P1"/>
      <text:list xml:id="list2222835936" text:style-name="WWNum9">
        <text:list-item>
          <text:p text:style-name="P10"><text:span text:style-name="T1">Write your own smart contract that contains two state variables: an array of resources, and a dictionary of resources. Add functions to remove and add to each of them. They must be different from the examples above.</text:span></text:p>
        </text:list-item>
      </text:list>
      <text:p text:style-name="P1"/>
      <text:p text:style-name="P6"><text:span text:style-name="T8">pub</text:span><text:span text:style-name="T4"> </text:span><text:span text:style-name="T8">contract</text:span><text:span text:style-name="T4"> bigeTest {</text:span></text:p>
      <text:p text:style-name="P4"/>
      <text:p text:style-name="P6"><text:span text:style-name="T4"><text:s text:c="4"/></text:span><text:span text:style-name="T8">pub</text:span><text:span text:style-name="T4"> </text:span><text:span text:style-name="T8">var</text:span><text:span text:style-name="T4"> resourceArray: @[</text:span><text:span text:style-name="T9">Emote</text:span><text:span text:style-name="T4">]</text:span></text:p>
      <text:p text:style-name="P6"><text:span text:style-name="T4"><text:s text:c="4"/></text:span><text:span text:style-name="T8">pub</text:span><text:span text:style-name="T4"> </text:span><text:span text:style-name="T8">var</text:span><text:span text:style-name="T4"> resourceDict: @{</text:span><text:span text:style-name="T9">String</text:span><text:span text:style-name="T4">: </text:span><text:span text:style-name="T9">Emote</text:span><text:span text:style-name="T4">}</text:span></text:p>
      <text:p text:style-name="P4"/>
      <text:p text:style-name="P6"><text:span text:style-name="T4"><text:s text:c="4"/></text:span><text:span text:style-name="T8">pub</text:span><text:span text:style-name="T4"> </text:span><text:span text:style-name="T8">resource</text:span><text:span text:style-name="T4"> </text:span><text:span text:style-name="T9">Emote</text:span><text:span text:style-name="T4"> {</text:span></text:p>
      <text:p text:style-name="P6"><text:span text:style-name="T4"><text:s text:c="8"/></text:span><text:span text:style-name="T8">pub</text:span><text:span text:style-name="T4"> </text:span><text:span text:style-name="T8">let</text:span><text:span text:style-name="T4"> message: </text:span><text:span text:style-name="T9">String</text:span></text:p>
      <text:p text:style-name="P6"><text:span text:style-name="T4"><text:s text:c="8"/></text:span><text:span text:style-name="T8">init</text:span><text:span text:style-name="T4">() {</text:span></text:p>
      <text:p text:style-name="P6"><text:span text:style-name="T4"><text:s text:c="12"/></text:span><text:span text:style-name="T8">self</text:span><text:span text:style-name="T4">.message = </text:span><text:span text:style-name="T10">"prayge"</text:span></text:p>
      <text:p text:style-name="P6"><text:span text:style-name="T4"><text:s text:c="8"/>}</text:span></text:p>
      <text:p text:style-name="P6"><text:span text:style-name="T4"><text:s text:c="4"/>}</text:span></text:p>
      <text:p text:style-name="P4"/>
      <text:p text:style-name="P6"><text:soft-page-break/><text:span text:style-name="T4"><text:s text:c="4"/></text:span><text:span text:style-name="T8">pub</text:span><text:span text:style-name="T4"> </text:span><text:span text:style-name="T8">fun</text:span><text:span text:style-name="T4"> addResourceArray(emote: @</text:span><text:span text:style-name="T9">Emote</text:span><text:span text:style-name="T4">) {</text:span></text:p>
      <text:p text:style-name="P6"><text:span text:style-name="T4"><text:s text:c="8"/></text:span><text:span text:style-name="T8">self</text:span><text:span text:style-name="T4">.resourceArray.append(&lt;- emote)</text:span></text:p>
      <text:p text:style-name="P6"><text:span text:style-name="T4"><text:s text:c="4"/>}</text:span></text:p>
      <text:p text:style-name="P4"/>
      <text:p text:style-name="P6"><text:span text:style-name="T4"><text:s text:c="4"/></text:span><text:span text:style-name="T8">pub</text:span><text:span text:style-name="T4"> </text:span><text:span text:style-name="T8">fun</text:span><text:span text:style-name="T4"> removeResourceArray (index: </text:span><text:span text:style-name="T9">Int</text:span><text:span text:style-name="T4">): @</text:span><text:span text:style-name="T9">Emote</text:span><text:span text:style-name="T4"> {</text:span></text:p>
      <text:p text:style-name="P6"><text:span text:style-name="T4"><text:s text:c="8"/></text:span><text:span text:style-name="T8">return</text:span><text:span text:style-name="T4"> &lt;- </text:span><text:span text:style-name="T8">self</text:span><text:span text:style-name="T4">.resourceArray.remove(at:index)</text:span></text:p>
      <text:p text:style-name="P6"><text:span text:style-name="T4"><text:s text:c="4"/>}</text:span></text:p>
      <text:p text:style-name="P4"/>
      <text:p text:style-name="P6"><text:span text:style-name="T4"><text:s text:c="4"/></text:span><text:span text:style-name="T8">pub</text:span><text:span text:style-name="T4"> </text:span><text:span text:style-name="T8">fun</text:span><text:span text:style-name="T4"> addResourceDict(emote: @</text:span><text:span text:style-name="T9">Emote</text:span><text:span text:style-name="T4">) {</text:span></text:p>
      <text:p text:style-name="P6"><text:span text:style-name="T4"><text:s text:c="8"/></text:span><text:span text:style-name="T8">let</text:span><text:span text:style-name="T4"> key = emote.message</text:span></text:p>
      <text:p text:style-name="P6"><text:span text:style-name="T4"><text:s text:c="8"/></text:span><text:span text:style-name="T8">let</text:span><text:span text:style-name="T4"> oldMessage &lt;- </text:span><text:span text:style-name="T8">self</text:span><text:span text:style-name="T4">.resourceDict[key]&lt;- emote</text:span></text:p>
      <text:p text:style-name="P6"><text:span text:style-name="T4"><text:s text:c="8"/></text:span><text:span text:style-name="T8">destroy</text:span><text:span text:style-name="T4"> oldMessage</text:span></text:p>
      <text:p text:style-name="P6"><text:span text:style-name="T4"><text:s text:c="4"/>}</text:span></text:p>
      <text:p text:style-name="P4"/>
      <text:p text:style-name="P6"><text:span text:style-name="T4"><text:s text:c="4"/></text:span><text:span text:style-name="T8">pub</text:span><text:span text:style-name="T4"> </text:span><text:span text:style-name="T8">fun</text:span><text:span text:style-name="T4"> removeResourceDict(key: </text:span><text:span text:style-name="T9">String</text:span><text:span text:style-name="T4">): @</text:span><text:span text:style-name="T9">Emote</text:span><text:span text:style-name="T4"> {</text:span></text:p>
      <text:p text:style-name="P6"><text:span text:style-name="T4"><text:s text:c="8"/></text:span><text:span text:style-name="T8">let</text:span><text:span text:style-name="T4"> mood &lt;-</text:span><text:span text:style-name="T8">self</text:span><text:span text:style-name="T4">.resourceDict.remove(key:key)!</text:span></text:p>
      <text:p text:style-name="P6"><text:span text:style-name="T4"><text:s text:c="8"/></text:span><text:span text:style-name="T8">return</text:span><text:span text:style-name="T4"> &lt;- mood</text:span></text:p>
      <text:p text:style-name="P6"><text:span text:style-name="T4"><text:s text:c="4"/>}</text:span></text:p>
      <text:p text:style-name="P4"/>
      <text:p text:style-name="P6"><text:span text:style-name="T4"><text:s text:c="4"/></text:span><text:span text:style-name="T8">init</text:span><text:span text:style-name="T4">() {</text:span></text:p>
      <text:p text:style-name="P6"><text:span text:style-name="T4"><text:s text:c="8"/></text:span><text:span text:style-name="T8">self</text:span><text:span text:style-name="T4">.resourceArray &lt;- []</text:span></text:p>
      <text:p text:style-name="P6"><text:soft-page-break/><text:span text:style-name="T4"><text:s text:c="8"/></text:span><text:span text:style-name="T8">self</text:span><text:span text:style-name="T4">.resourceDict &lt;- {}</text:span></text:p>
      <text:p text:style-name="P6"><text:span text:style-name="T4"><text:s text:c="4"/>}</text:span></text:p>
      <text:p text:style-name="P6"><text:span text:style-name="T4">}</text:span></text:p>
      <text:p text:style-name="P1"/>
      <text:p text:style-name="Standard"><text:span text:style-name="T1">—------------------------------------------------------------------------------------------------------------------</text:span></text:p>
      <text:p text:style-name="P1"/>
      <text:p text:style-name="Standard"><text:span text:style-name="T1">Chapter 3 Day 3</text:span></text:p>
      <text:p text:style-name="P1"/>
      <text:list xml:id="list2202699933" text:style-name="WWNum5">
        <text:list-item>
          <text:p text:style-name="P11"><text:span text:style-name="T1">Define your own contract that stores a dictionary of resources. Add a function to get a reference to one of the resources in the dictionary.</text:span></text:p>
        </text:list-item>
      </text:list>
      <text:p text:style-name="P41"/>
      <text:list xml:id="list222644642478580" text:continue-numbering="true" text:style-name="WWNum5">
        <text:list-item>
          <text:p text:style-name="P35"><text:span text:style-name="T1">Create a script that reads information from that resource using the reference from the function you defined in part 1.</text:span></text:p>
        </text:list-item>
      </text:list>
      <text:p text:style-name="P62"/>
      <text:list xml:id="list222644121887357" text:continue-numbering="true" text:style-name="WWNum5">
        <text:list-item>
          <text:p text:style-name="P35"><text:span text:style-name="T1">Explain, in your own words, why references can be useful in Cadence.</text:span></text:p>
        </text:list-item>
      </text:list>
      <text:p text:style-name="Standard"><text:span text:style-name="T1">References can be useful in cadence because then you don’t have to move resources around all the time ( to look at or update it’s fields)</text:span></text:p>
      <text:p text:style-name="P1"/>
      <text:p text:style-name="Standard"><text:span text:style-name="T1">—------------------------------------------------------------------------------------------------------------------</text:span></text:p>
      <text:p text:style-name="P1"/>
      <text:p text:style-name="Standard"><text:span text:style-name="T1">Chapter 3 Day 4</text:span></text:p>
      <text:p text:style-name="P1"/>
      <text:list xml:id="list3676050959" text:style-name="WWNum10">
        <text:list-item>
          <text:p text:style-name="P27"><text:span text:style-name="T1">Explain, in your own words, the 2 things resource interfaces can be used for (we went over both in today's content)</text:span></text:p>
        </text:list-item>
      </text:list>
      <text:p text:style-name="P43"><text:span text:style-name="T1">Resource interfaces do 2 things :1 )It specifies a set of requirements for something to implement and 2)t allows you to only expose certain things to certain people</text:span></text:p>
      <text:p text:style-name="P43"><text:soft-page-break/></text:p>
      <text:list xml:id="list222643690472922" text:continue-numbering="true" text:style-name="WWNum10">
        <text:list-item>
          <text:p text:style-name="P31"><text:span text:style-name="T1">Define your own contract. Make your own resource interface and a resource that implements the interface. Create 2 functions. In the 1st function, show an example of not restricting the type of the resource and accessing its content. In the 2nd function, show an example of restricting the type of the resource and NOT being able to access its content.</text:span></text:p>
        </text:list-item>
      </text:list>
      <text:p text:style-name="P46"/>
      <text:list xml:id="list222645072473665" text:continue-numbering="true" text:style-name="WWNum10">
        <text:list-item>
          <text:p text:style-name="P31"><text:span text:style-name="T1">How would we fix this code?</text:span></text:p>
        </text:list-item>
      </text:list>
      <text:p text:style-name="Standard"><text:span text:style-name="T3">pub contract Stuff {</text:span></text:p>
      <text:p text:style-name="P3"/>
      <text:p text:style-name="Standard"><text:span text:style-name="T3"><text:s text:c="4"/>pub struct interface ITest {</text:span></text:p>
      <text:p text:style-name="Standard"><text:span text:style-name="T3"><text:s text:c="6"/>pub var greeting: String</text:span></text:p>
      <text:p text:style-name="Standard"><text:span text:style-name="T3"><text:s text:c="6"/>pub var favouriteFruit: String</text:span></text:p>
      <text:p text:style-name="P3"/>
      <text:p text:style-name="Standard"><text:span text:style-name="T3"><text:tab/>pub fun changGreeting(newGreeting : String ) String </text:span></text:p>
      <text:p text:style-name="Standard"><text:span text:style-name="T3"><text:s text:c="4"/>}</text:span></text:p>
      <text:p text:style-name="Standard"><text:span text:style-name="T3">`</text:span></text:p>
      <text:p text:style-name="Standard"><text:span text:style-name="T3"><text:s text:c="4"/>pub struct Test: ITest {</text:span></text:p>
      <text:p text:style-name="Standard"><text:span text:style-name="T3"><text:s text:c="6"/>pub var greeting: String</text:span></text:p>
      <text:p text:style-name="Standard"><text:span text:style-name="T3"><text:tab/>Pub var favouriteFruit: String</text:span></text:p>
      <text:p text:style-name="P3"/>
      <text:p text:style-name="Standard"><text:span text:style-name="T3"><text:s text:c="6"/>pub fun changeGreeting(newGreeting: String): String {</text:span></text:p>
      <text:p text:style-name="Standard"><text:span text:style-name="T3"><text:s text:c="8"/>self.greeting = newGreeting</text:span></text:p>
      <text:p text:style-name="Standard"><text:span text:style-name="T3"><text:s text:c="8"/>return self.greeting </text:span></text:p>
      <text:p text:style-name="Standard"><text:span text:style-name="T3"><text:s text:c="6"/>}</text:span></text:p>
      <text:p text:style-name="P3"><text:soft-page-break/></text:p>
      <text:p text:style-name="Standard"><text:span text:style-name="T3"><text:s text:c="6"/>init() {</text:span></text:p>
      <text:p text:style-name="Standard"><text:span text:style-name="T3"><text:s text:c="8"/>self.greeting = "Hello!"</text:span></text:p>
      <text:p text:style-name="Standard"><text:span text:style-name="T3"><text:tab/> <text:s/>self.favoriteFruit = “Banana”</text:span></text:p>
      <text:p text:style-name="Standard"><text:span text:style-name="T3"><text:s text:c="6"/>}</text:span></text:p>
      <text:p text:style-name="Standard"><text:span text:style-name="T3"><text:s text:c="4"/>}</text:span></text:p>
      <text:p text:style-name="P3"/>
      <text:p text:style-name="Standard"><text:span text:style-name="T3"><text:s text:c="4"/>pub fun fixThis() {</text:span></text:p>
      <text:p text:style-name="Standard"><text:span text:style-name="T3"><text:s text:c="6"/>let test: Test{ITest} = Test()</text:span></text:p>
      <text:p text:style-name="Standard"><text:span text:style-name="T3"><text:s text:c="6"/>let newGreeting = test.changeGreeting(newGreeting: "Bonjour!") <text:s text:c="3"/></text:span></text:p>
      <text:p text:style-name="Standard"><text:span text:style-name="T3"><text:s text:c="6"/>log(newGreeting)</text:span></text:p>
      <text:p text:style-name="Standard"><text:span text:style-name="T3"><text:s text:c="4"/>}</text:span></text:p>
      <text:p text:style-name="P53"><text:span text:style-name="T3">}</text:span></text:p>
      <text:p text:style-name="P1"/>
      <text:p text:style-name="Standard"><text:span text:style-name="T1">—------------------------------------------------------------------------------------------------------------------</text:span></text:p>
      <text:p text:style-name="P1"/>
      <text:p text:style-name="Standard"><text:span text:style-name="T1">Chapter 3 Day 5</text:span></text:p>
      <text:p text:style-name="P1"/>
      <text:p text:style-name="P64"><text:span text:style-name="T1">For today's quest, you will be looking at a contract and a script. You will be looking at 4 variables (a, b, c, d) and 3 functions (publicFunc, contractFunc, privateFunc) defined in </text:span><text:span text:style-name="T3">SomeContract</text:span><text:span text:style-name="T1">. In each AREA (1, 2, 3, and 4), I want you to do the following: for each variable (a, b, c, and d), tell me in which areas they can be read (read scope) and which areas they can be modified (write scope). For each function (publicFunc, contractFunc, and privateFunc), simply tell me where they can be called.</text:span></text:p>
      <text:p text:style-name="P64"><text:span text:style-name="T1">variable a):</text:span></text:p>
      <text:p text:style-name="P64"><text:span text:style-name="T1">A1: read scope, write scope, A2: read scope, write scope, A3: read scope, write scope, A4: read scope, write scope</text:span></text:p>
      <text:p text:style-name="P64"><text:soft-page-break/><text:span text:style-name="T1">variable b):</text:span></text:p>
      <text:p text:style-name="P64"><text:span text:style-name="T1">A1: read scope, write scope, A2: read scope, A3: read scope, A4: read scope</text:span></text:p>
      <text:p text:style-name="P64"><text:span text:style-name="T1">variable c):</text:span></text:p>
      <text:p text:style-name="P64"><text:span text:style-name="T1"><text:s/>A1: read scope, write scope, A2: read scope, A3: read scope, A4: none</text:span></text:p>
      <text:p text:style-name="P64"><text:span text:style-name="T1"><text:s/>variable d):</text:span></text:p>
      <text:p text:style-name="P64"><text:span text:style-name="T1"><text:s/>A1: read scope. write scope, A2: none, A3: none , A4: none</text:span></text:p>
      <text:p text:style-name="P64"><text:span text:style-name="T1"><text:s/></text:span></text:p>
      <text:p text:style-name="P64"><text:span text:style-name="T1">pub fun publicFuncOne() {} access scope: all</text:span></text:p>
      <text:p text:style-name="P64"><text:span text:style-name="T1">access(contract) fun contractFunc() {} access scope: current, inner, and containing contract</text:span></text:p>
      <text:p text:style-name="P64"><text:span text:style-name="T1">access(self) fun privateFunc() {} access scope: current and inner</text:span></text:p>
      <text:p text:style-name="P64"><text:span text:style-name="T1">—-----------------------------------------------------------------------</text:span></text:p>
      <text:p text:style-name="Standard"><text:span text:style-name="T3">access(all) contract SomeContract {</text:span></text:p>
      <text:p text:style-name="Standard"><text:span text:style-name="T3"><text:s text:c="4"/>pub var testStruct: SomeStruct</text:span></text:p>
      <text:p text:style-name="P3"/>
      <text:p text:style-name="Standard"><text:span text:style-name="T3"><text:s text:c="4"/>pub struct SomeStruct {</text:span></text:p>
      <text:p text:style-name="P3"/>
      <text:p text:style-name="Standard"><text:span text:style-name="T3"><text:s text:c="8"/>//</text:span></text:p>
      <text:p text:style-name="Standard"><text:span text:style-name="T3"><text:s text:c="8"/>// 4 Variables</text:span></text:p>
      <text:p text:style-name="Standard"><text:span text:style-name="T3"><text:s text:c="8"/>//</text:span></text:p>
      <text:p text:style-name="P3"/>
      <text:p text:style-name="Standard"><text:span text:style-name="T3"><text:s text:c="8"/>pub(set) var a: String</text:span></text:p>
      <text:p text:style-name="P3"><text:soft-page-break/></text:p>
      <text:p text:style-name="Standard"><text:span text:style-name="T3"><text:s text:c="8"/>pub var b: String</text:span></text:p>
      <text:p text:style-name="P3"/>
      <text:p text:style-name="Standard"><text:span text:style-name="T3"><text:s text:c="8"/>access(contract) var c: String</text:span></text:p>
      <text:p text:style-name="P3"/>
      <text:p text:style-name="Standard"><text:span text:style-name="T3"><text:s text:c="8"/>access(self) var d: String</text:span></text:p>
      <text:p text:style-name="P3"/>
      <text:p text:style-name="Standard"><text:span text:style-name="T3"><text:s text:c="8"/>//</text:span></text:p>
      <text:p text:style-name="Standard"><text:span text:style-name="T3"><text:s text:c="8"/>// 3 Functions</text:span></text:p>
      <text:p text:style-name="Standard"><text:span text:style-name="T3"><text:s text:c="8"/>//</text:span></text:p>
      <text:p text:style-name="P3"/>
      <text:p text:style-name="Standard"><text:span text:style-name="T3"><text:s text:c="8"/>pub fun publicFunc() {}</text:span></text:p>
      <text:p text:style-name="P3"/>
      <text:p text:style-name="Standard"><text:span text:style-name="T3"><text:s text:c="8"/>access(contract) fun contractFunc() {}</text:span></text:p>
      <text:p text:style-name="P3"/>
      <text:p text:style-name="Standard"><text:span text:style-name="T3"><text:s text:c="8"/>access(self) fun privateFunc() {}</text:span></text:p>
      <text:p text:style-name="P3"/>
      <text:p text:style-name="P3"/>
      <text:p text:style-name="Standard"><text:span text:style-name="T3"><text:s text:c="8"/>pub fun structFunc() {</text:span></text:p>
      <text:p text:style-name="Standard"><text:span text:style-name="T3"><text:s text:c="12"/>/**************/</text:span></text:p>
      <text:p text:style-name="Standard"><text:span text:style-name="T3"><text:s text:c="12"/>/*** AREA 1 ***/</text:span></text:p>
      <text:p text:style-name="Standard"><text:soft-page-break/><text:span text:style-name="T3"><text:s text:c="12"/>/**************/</text:span></text:p>
      <text:p text:style-name="Standard"><text:span text:style-name="T3"><text:s text:c="8"/>}</text:span></text:p>
      <text:p text:style-name="P3"/>
      <text:p text:style-name="Standard"><text:span text:style-name="T3"><text:s text:c="8"/>init() {</text:span></text:p>
      <text:p text:style-name="Standard"><text:span text:style-name="T3"><text:s text:c="12"/>self.a = "a"</text:span></text:p>
      <text:p text:style-name="Standard"><text:span text:style-name="T3"><text:s text:c="12"/>self.b = "b"</text:span></text:p>
      <text:p text:style-name="Standard"><text:span text:style-name="T3"><text:s text:c="12"/>self.c = "c"</text:span></text:p>
      <text:p text:style-name="Standard"><text:span text:style-name="T3"><text:s text:c="12"/>self.d = "d"</text:span></text:p>
      <text:p text:style-name="Standard"><text:span text:style-name="T3"><text:s text:c="8"/>}</text:span></text:p>
      <text:p text:style-name="Standard"><text:span text:style-name="T3"><text:s text:c="4"/>}</text:span></text:p>
      <text:p text:style-name="P3"/>
      <text:p text:style-name="Standard"><text:span text:style-name="T3"><text:s text:c="4"/>pub resource SomeResource {</text:span></text:p>
      <text:p text:style-name="Standard"><text:span text:style-name="T3"><text:s text:c="8"/>pub var e: Int</text:span></text:p>
      <text:p text:style-name="P3"/>
      <text:p text:style-name="Standard"><text:span text:style-name="T3"><text:s text:c="8"/>pub fun resourceFunc() {</text:span></text:p>
      <text:p text:style-name="Standard"><text:span text:style-name="T3"><text:s text:c="12"/>/**************/</text:span></text:p>
      <text:p text:style-name="Standard"><text:span text:style-name="T3"><text:s text:c="12"/>/*** AREA 2 ***/</text:span></text:p>
      <text:p text:style-name="Standard"><text:span text:style-name="T3"><text:s text:c="12"/>/**************/</text:span></text:p>
      <text:p text:style-name="Standard"><text:span text:style-name="T3"><text:s text:c="8"/>}</text:span></text:p>
      <text:p text:style-name="P3"/>
      <text:p text:style-name="Standard"><text:span text:style-name="T3"><text:s text:c="8"/>init() {</text:span></text:p>
      <text:p text:style-name="Standard"><text:soft-page-break/><text:span text:style-name="T3"><text:s text:c="12"/>self.e = 17</text:span></text:p>
      <text:p text:style-name="Standard"><text:span text:style-name="T3"><text:s text:c="8"/>}</text:span></text:p>
      <text:p text:style-name="Standard"><text:span text:style-name="T3"><text:s text:c="4"/>}</text:span></text:p>
      <text:p text:style-name="P3"/>
      <text:p text:style-name="Standard"><text:span text:style-name="T3"><text:s text:c="4"/>pub fun createSomeResource(): @SomeResource {</text:span></text:p>
      <text:p text:style-name="Standard"><text:span text:style-name="T3"><text:s text:c="8"/>return &lt;- create SomeResource()</text:span></text:p>
      <text:p text:style-name="Standard"><text:span text:style-name="T3"><text:s text:c="4"/>}</text:span></text:p>
      <text:p text:style-name="P3"/>
      <text:p text:style-name="Standard"><text:span text:style-name="T3"><text:s text:c="4"/>pub fun questsAreFun() {</text:span></text:p>
      <text:p text:style-name="Standard"><text:span text:style-name="T3"><text:s text:c="8"/>/**************/</text:span></text:p>
      <text:p text:style-name="Standard"><text:span text:style-name="T3"><text:s text:c="8"/>/*** AREA 3 ****/</text:span></text:p>
      <text:p text:style-name="Standard"><text:span text:style-name="T3"><text:s text:c="8"/>/**************/</text:span></text:p>
      <text:p text:style-name="Standard"><text:span text:style-name="T3"><text:s text:c="4"/>}</text:span></text:p>
      <text:p text:style-name="P3"/>
      <text:p text:style-name="Standard"><text:span text:style-name="T3"><text:s text:c="4"/>init() {</text:span></text:p>
      <text:p text:style-name="Standard"><text:span text:style-name="T3"><text:s text:c="8"/>self.testStruct = SomeStruct()</text:span></text:p>
      <text:p text:style-name="Standard"><text:span text:style-name="T3"><text:s text:c="4"/>}</text:span></text:p>
      <text:p text:style-name="P65"><text:span text:style-name="T3">}</text:span></text:p>
      <text:p text:style-name="P64"><text:span text:style-name="T1">This is a script that imports the contract above:</text:span></text:p>
      <text:p text:style-name="Standard"><text:span text:style-name="T3">import SomeContract from 0x01</text:span></text:p>
      <text:p text:style-name="P3"/>
      <text:p text:style-name="Standard"><text:soft-page-break/><text:span text:style-name="T3">pub fun main() {</text:span></text:p>
      <text:p text:style-name="Standard"><text:span text:style-name="T3"><text:s text:c="2"/>/**************/</text:span></text:p>
      <text:p text:style-name="Standard"><text:span text:style-name="T3"><text:s text:c="2"/>/*** AREA 4 ***/</text:span></text:p>
      <text:p text:style-name="Standard"><text:span text:style-name="T3"><text:s text:c="2"/>/**************/</text:span></text:p>
      <text:p text:style-name="P65"><text:span text:style-name="T3">}</text:span></text:p>
      <text:p text:style-name="P1"/>
      <text:p text:style-name="Standard"><text:span text:style-name="T1">—------------------------------------------------------------------------------------------------------------------</text:span></text:p>
      <text:p text:style-name="P1"/>
      <text:p text:style-name="Standard"><text:span text:style-name="T1">Chapter 4 Day 1</text:span></text:p>
      <text:p text:style-name="P1"/>
      <text:list xml:id="list675855771" text:style-name="WWNum13">
        <text:list-item>
          <text:p text:style-name="P12"><text:span text:style-name="T1">Explain what lives inside of an account.</text:span></text:p>
        </text:list-item>
      </text:list>
      <text:p text:style-name="P42"><text:span text:style-name="T1">Contract Code:</text:span></text:p>
      <text:p text:style-name="P42"><text:span text:style-name="T1">Account Storage: , <text:s/>/storage/ - where all your stored data lives, /public/ - available to everyone, /private/- available to owner and anyone they give access to</text:span></text:p>
      <text:p text:style-name="P41"/>
      <text:list xml:id="list222643610022218" text:continue-numbering="true" text:style-name="WWNum13">
        <text:list-item>
          <text:p text:style-name="P36"><text:span text:style-name="T1">What is the difference between the </text:span><text:span text:style-name="T3">/storage/</text:span><text:span text:style-name="T1">, </text:span><text:span text:style-name="T3">/public/</text:span><text:span text:style-name="T1">, and </text:span><text:span text:style-name="T3">/private/</text:span><text:span text:style-name="T1"> paths?</text:span></text:p>
        </text:list-item>
      </text:list>
      <text:p text:style-name="P47"><text:span text:style-name="T1">Storage is where all your stored data lives, Public is available to everyone, Private is only available to the owner and anyone they give access to.</text:span></text:p>
      <text:p text:style-name="P48"/>
      <text:list xml:id="list222644200464068" text:continue-numbering="true" text:style-name="WWNum13">
        <text:list-item>
          <text:p text:style-name="P36"><text:span text:style-name="T1">What does </text:span><text:span text:style-name="T3">.save()</text:span><text:span text:style-name="T1"> do? What does </text:span><text:span text:style-name="T3">.load()</text:span><text:span text:style-name="T1"> do? What does </text:span><text:span text:style-name="T3">.borrow()</text:span><text:span text:style-name="T1"> do?</text:span></text:p>
        </text:list-item>
      </text:list>
      <text:p text:style-name="P62"/>
      <text:p text:style-name="P66"><text:span text:style-name="T1">.save() - It puts data in account storage. It requires 2 things 1.The actual data to save</text:span></text:p>
      <text:p text:style-name="P47"><text:span text:style-name="T1">2. a to parameter that is the path we should save it to (it must be a /storage/ path)</text:span></text:p>
      <text:p text:style-name="P47"><text:soft-page-break/><text:span text:style-name="T1">.load() - It pulls data from account storage. It requires 1) a </text:span><text:span text:style-name="T3">from</text:span><text:span text:style-name="T1"> parameter that is the path we should take it from (it must be a </text:span><text:span text:style-name="T3">/storage/</text:span><text:span text:style-name="T1"> path)</text:span></text:p>
      <text:p text:style-name="P47"><text:span text:style-name="T1">.borrow() - <text:s/>It is a </text:span><text:span text:style-name="T2">function to get a reference to the resource in our storage, not the resource itself.</text:span><text:span text:style-name="T3">.borrow()</text:span><text:span text:style-name="T1"> takes one parameter (same as </text:span><text:span text:style-name="T3">.load()</text:span><text:span text:style-name="T1">):</text:span></text:p>
      <text:p text:style-name="P43"><text:span text:style-name="T1">a </text:span><text:span text:style-name="T3">from</text:span><text:span text:style-name="T1"> parameter that is the path we should take it from</text:span></text:p>
      <text:p text:style-name="P48"/>
      <text:list xml:id="list222645005976588" text:continue-numbering="true" text:style-name="WWNum13">
        <text:list-item>
          <text:p text:style-name="P36"><text:span text:style-name="T1">Explain why we couldn't save something to our account storage inside of a script.</text:span></text:p>
        </text:list-item>
      </text:list>
      <text:p text:style-name="P47"><text:span text:style-name="T1">A script cannot modify the blockchain, it can only read the blockchain - This means it couldn’t store anything because that would write that information to the blockchain.</text:span></text:p>
      <text:p text:style-name="P48"/>
      <text:list xml:id="list222645345670529" text:continue-numbering="true" text:style-name="WWNum13">
        <text:list-item>
          <text:p text:style-name="P36"><text:span text:style-name="T1">Explain why I couldn't save something to your account.</text:span></text:p>
        </text:list-item>
      </text:list>
      <text:p text:style-name="P47"><text:span text:style-name="T1">Because I NO GIVE YOU PERMISSION lol. (But you don’t own it, so you can’t)</text:span></text:p>
      <text:p text:style-name="P48"/>
      <text:list xml:id="list222645092781719" text:continue-numbering="true" text:style-name="WWNum13">
        <text:list-item>
          <text:p text:style-name="P36"><text:span text:style-name="T1">Define a contract that returns a resource that has at least 1 field in it. Then, write 2 transactions:</text:span></text:p>
          <text:list>
            <text:list-item>
              <text:p text:style-name="P57"><text:span text:style-name="T1">A transaction that first saves the resource to account storage, then loads it out of account storage, logs a field inside the resource, and destroys it.</text:span></text:p>
            </text:list-item>
            <text:list-item>
              <text:p text:style-name="P57"><text:span text:style-name="T1">A transaction that first saves the resource to account storage, then borrows a reference to it, and logs a field inside the resource.</text:span></text:p>
            </text:list-item>
          </text:list>
        </text:list-item>
      </text:list>
      <text:p text:style-name="P1"/>
      <text:p text:style-name="Standard"><text:span text:style-name="T1">—------------------------------------------------------------------------------------------------------------------</text:span></text:p>
      <text:p text:style-name="P1"/>
      <text:p text:style-name="Standard"><text:span text:style-name="T1">Chapter 4 Day 2</text:span></text:p>
      <text:p text:style-name="P1"/>
      <text:p text:style-name="P52"><text:span text:style-name="T1">Please answer in the language of your choice.</text:span></text:p>
      <text:list xml:id="list113885998" text:style-name="WWNum3">
        <text:list-item>
          <text:p text:style-name="P13"><text:span text:style-name="T1">What does </text:span><text:span text:style-name="T3">.link()</text:span><text:span text:style-name="T1"> do?function to "link" our resource to the /public/ path. In simpler terms, we took the thing at /storage/MyTestResource and exposed a &amp;Stuff.Test to the public so they can read from it.</text:span></text:p>
        </text:list-item>
      </text:list>
      <text:p text:style-name="P41"/>
      <text:p text:style-name="P42"><text:soft-page-break/><text:span text:style-name="T1">.link() takes in two parameters:</text:span></text:p>
      <text:p text:style-name="P41"/>
      <text:p text:style-name="P42"><text:span text:style-name="T1">A /public/ or /private/ path</text:span></text:p>
      <text:p text:style-name="P42"><text:span text:style-name="T1">a target parameter that is a /storage/ path where the data you're linking currently lives</text:span></text:p>
      <text:p text:style-name="P41"/>
      <text:list xml:id="list222644418637703" text:continue-numbering="true" text:style-name="WWNum3">
        <text:list-item>
          <text:p text:style-name="P38"><text:span text:style-name="T1">In your own words (no code), explain how we can use resource interfaces to only expose certain things to the </text:span><text:span text:style-name="T3">/public/</text:span><text:span text:style-name="T1"> path.</text:span></text:p>
        </text:list-item>
      </text:list>
      <text:p text:style-name="P62"/>
      <text:p text:style-name="P63"><text:span text:style-name="T1">We can use the Public Capabilities to restrict a type by linking “.link()” . This prevents access so that everyone cannot change the fields or other information.</text:span></text:p>
      <text:list xml:id="list222643825729593" text:continue-numbering="true" text:style-name="WWNum3">
        <text:list-item>
          <text:p text:style-name="P38"><text:span text:style-name="T1">Deploy a contract that contains a resource that implements a resource interface. Then, do the following:</text:span></text:p>
          <text:list>
            <text:list-item>
              <text:p text:style-name="P59"><text:span text:style-name="T1">In a transaction, save the resource to storage and link it to the public with the restrictive interface.</text:span></text:p>
            </text:list-item>
            <text:list-item>
              <text:p text:style-name="P59"><text:span text:style-name="T1">Run a script that tries to access a non-exposed field in the resource interface, and see the error pop up.</text:span></text:p>
            </text:list-item>
            <text:list-item>
              <text:p text:style-name="P59"><text:span text:style-name="T1">Run the script and access something you CAN read from. Return it from the script.</text:span></text:p>
            </text:list-item>
          </text:list>
        </text:list-item>
      </text:list>
      <text:p text:style-name="P1"/>
      <text:p text:style-name="Standard"><text:span text:style-name="T1">—------------------------------------------------------------------------------------------------------------------</text:span></text:p>
      <text:p text:style-name="P1"/>
      <text:p text:style-name="Standard"><text:span text:style-name="T1">Chapter 4 Day 3</text:span></text:p>
      <text:p text:style-name="P1"/>
      <text:list xml:id="list3747133278" text:style-name="WWNum4">
        <text:list-item>
          <text:p text:style-name="P28"><text:span text:style-name="T1">Why did we add a Collection to this contract? List the two main reasons.</text:span></text:p>
        </text:list-item>
      </text:list>
      <text:p text:style-name="P52"><text:span text:style-name="T1">If we wanted to have a ton of NFTs, we would have to remember ALL the storage paths we gave it, and that's super annoying and inefficient.</text:span></text:p>
      <text:p text:style-name="P52"><text:span text:style-name="T1">The second problem is that nobody can give us NFTs. Since only the account owner can store an NFT in their account storage directly, no one can mint us an NFT. That's not good either.</text:span></text:p>
      <text:p text:style-name="P68"><text:bookmark text:name="_dd0sejkw0qq8"/><text:span text:style-name="T7">Collections</text:span></text:p>
      <text:p text:style-name="P52"><text:soft-page-break/><text:span text:style-name="T1">The way to fix both of these problems is to create a "Collection," or a container that wraps all of our NFTs into one. Then, we can store the Collection at 1 storage path, and also allow others to "deposit" into that Collection.</text:span></text:p>
      <text:p text:style-name="P44"/>
      <text:list xml:id="list222645028835056" text:continue-numbering="true" text:style-name="WWNum4">
        <text:list-item>
          <text:p text:style-name="P32"><text:span text:style-name="T1">What do you have to do if you have resources "nested" inside of another resource? ("Nested resources")</text:span></text:p>
        </text:list-item>
      </text:list>
      <text:p text:style-name="P45"><text:span text:style-name="T1">In Cadence, if you have nested resources you must declare a 'destroy' function that manually destroys the nested resources with the ‘destroy’ keyword.</text:span></text:p>
      <text:p text:style-name="P46"/>
      <text:p text:style-name="P49"><text:span text:style-name="T1"><text:s text:c="6"/>3. Brainstorm some extra things we may want to add to this contract. Think about what might be problematic with this contract and how we could fix it.</text:span></text:p>
      <text:p text:style-name="P52"><text:span text:style-name="T1">Idea </text:span><text:a xlink:type="simple" xlink:href="https://github.com/jacob-tucker/Flow-Zero-to-Jacob/pull/1" text:style-name="ListLabel_20_127" text:visited-style-name="ListLabel_20_127"><text:span text:style-name="T11">jacob-tucker#1</text:span></text:a><text:span text:style-name="T1">: Do we really want everyone to be able to mint an NFT? (insert thinking emoji here).</text:span></text:p>
      <text:p text:style-name="P52"><text:span text:style-name="T1">If you have different tranches of prices (ie, Alpha Sale = 15 Flow, Beta = 21 Flow, Public, 27 Flow), you will want to make sure that everyone is in the ‘correct line’. Restrictions to the minting portion of the contract can allow these mechanisms to all work at the time when they are supposed to work. </text:span></text:p>
      <text:p text:style-name="P7"><text:span text:style-name="T1">Idea </text:span><text:a xlink:type="simple" xlink:href="https://github.com/jacob-tucker/Flow-Zero-to-Jacob/issues/2" text:style-name="ListLabel_20_127" text:visited-style-name="ListLabel_20_127"><text:span text:style-name="T11">jacob-tucker#2</text:span></text:a><text:span text:style-name="T1">: If we want to read information about our NFTs inside our Collection, right now we have to take it out of the Collection to do so. Is this good?</text:span></text:p>
      <text:p text:style-name="P2"/>
      <text:p text:style-name="P7"><text:span text:style-name="T1">No. Just get a reference to the resource and stay in the collection where it’s nice and cozy.</text:span></text:p>
      <text:p text:style-name="P1"/>
      <text:p text:style-name="Standard"><text:span text:style-name="T1">—------------------------------------------------------------------------------------------------------------------</text:span></text:p>
      <text:p text:style-name="P1"/>
      <text:p text:style-name="Standard"><text:span text:style-name="T1">Chapter 4 Day 4</text:span></text:p>
      <text:p text:style-name="P1"/>
      <text:p text:style-name="Standard"><text:span text:style-name="T1">(My stuff is at the bottom of this lonnnng thingie)</text:span></text:p>
      <text:p text:style-name="P1"/>
      <text:p text:style-name="P52"><text:span text:style-name="T1">Because we had a LOT to talk about during this Chapter, I want you to do the following:</text:span></text:p>
      <text:p text:style-name="P52"><text:span text:style-name="T1">Take our NFT contract so far and add comments to every single resource or function explaining what it's doing in your own words. Something like this:</text:span></text:p>
      <text:p text:style-name="Standard"><text:span text:style-name="T3">pub contract CryptoPoops {</text:span></text:p>
      <text:p text:style-name="Standard"><text:soft-page-break/><text:span text:style-name="T3"><text:s text:c="2"/>pub var totalSupply: UInt64</text:span></text:p>
      <text:p text:style-name="P3"/>
      <text:p text:style-name="Standard"><text:span text:style-name="T3"><text:s text:c="2"/>// This is an NFT resource that contains a name,</text:span></text:p>
      <text:p text:style-name="Standard"><text:span text:style-name="T3"><text:s text:c="2"/>// favouriteFood, and luckyNumber</text:span></text:p>
      <text:p text:style-name="Standard"><text:span text:style-name="T3"><text:s text:c="2"/>pub resource NFT {</text:span></text:p>
      <text:p text:style-name="Standard"><text:span text:style-name="T3"><text:s text:c="4"/>pub let id: UInt64</text:span></text:p>
      <text:p text:style-name="P3"/>
      <text:p text:style-name="Standard"><text:span text:style-name="T3"><text:s text:c="4"/>pub let name: String</text:span></text:p>
      <text:p text:style-name="Standard"><text:span text:style-name="T3"><text:s text:c="4"/>pub let favouriteFood: String</text:span></text:p>
      <text:p text:style-name="Standard"><text:span text:style-name="T3"><text:s text:c="4"/>pub let luckyNumber: Int</text:span></text:p>
      <text:p text:style-name="P3"/>
      <text:p text:style-name="Standard"><text:span text:style-name="T3"><text:s text:c="4"/>init(_name: String, _favouriteFood: String, _luckyNumber: Int) {</text:span></text:p>
      <text:p text:style-name="Standard"><text:span text:style-name="T3"><text:s text:c="6"/>self.id = self.uuid</text:span></text:p>
      <text:p text:style-name="P3"/>
      <text:p text:style-name="Standard"><text:span text:style-name="T3"><text:s text:c="6"/>self.name = _name</text:span></text:p>
      <text:p text:style-name="Standard"><text:span text:style-name="T3"><text:s text:c="6"/>self.favouriteFood = _favouriteFood</text:span></text:p>
      <text:p text:style-name="Standard"><text:span text:style-name="T3"><text:s text:c="6"/>self.luckyNumber = _luckyNumber</text:span></text:p>
      <text:p text:style-name="Standard"><text:span text:style-name="T3"><text:s text:c="4"/>}</text:span></text:p>
      <text:p text:style-name="Standard"><text:span text:style-name="T3"><text:s text:c="2"/>}</text:span></text:p>
      <text:p text:style-name="P3"/>
      <text:p text:style-name="Standard"><text:span text:style-name="T3"><text:s text:c="2"/>// This is a resource interface that allows us to... you get the point.</text:span></text:p>
      <text:p text:style-name="Standard"><text:soft-page-break/><text:span text:style-name="T3"><text:s text:c="2"/>pub resource interface CollectionPublic {</text:span></text:p>
      <text:p text:style-name="Standard"><text:span text:style-name="T3"><text:s text:c="4"/>pub fun deposit(token: @NFT)</text:span></text:p>
      <text:p text:style-name="Standard"><text:span text:style-name="T3"><text:s text:c="4"/>pub fun getIDs(): [UInt64]</text:span></text:p>
      <text:p text:style-name="Standard"><text:span text:style-name="T3"><text:s text:c="4"/>pub fun borrowNFT(id: UInt64): &amp;NFT</text:span></text:p>
      <text:p text:style-name="Standard"><text:span text:style-name="T3"><text:s text:c="2"/>}</text:span></text:p>
      <text:p text:style-name="P3"/>
      <text:p text:style-name="Standard"><text:span text:style-name="T3"><text:s text:c="2"/>pub resource Collection: CollectionPublic {</text:span></text:p>
      <text:p text:style-name="Standard"><text:span text:style-name="T3"><text:s text:c="4"/>pub var ownedNFTs: @{UInt64: NFT}</text:span></text:p>
      <text:p text:style-name="P3"/>
      <text:p text:style-name="Standard"><text:span text:style-name="T3"><text:s text:c="4"/>pub fun deposit(token: @NFT) {</text:span></text:p>
      <text:p text:style-name="Standard"><text:span text:style-name="T3"><text:s text:c="6"/>self.ownedNFTs[token.id] &lt;-! token</text:span></text:p>
      <text:p text:style-name="Standard"><text:span text:style-name="T3"><text:s text:c="4"/>}</text:span></text:p>
      <text:p text:style-name="P3"/>
      <text:p text:style-name="Standard"><text:span text:style-name="T3"><text:s text:c="4"/>pub fun withdraw(withdrawID: UInt64): @NFT {</text:span></text:p>
      <text:p text:style-name="Standard"><text:span text:style-name="T3"><text:s text:c="6"/>let nft &lt;- self.ownedNFTs.remove(key: withdrawID) </text:span></text:p>
      <text:p text:style-name="Standard"><text:span text:style-name="T3"><text:s text:c="14"/>?? panic("This NFT does not exist in this Collection.")</text:span></text:p>
      <text:p text:style-name="Standard"><text:span text:style-name="T3"><text:s text:c="6"/>return &lt;- nft</text:span></text:p>
      <text:p text:style-name="Standard"><text:span text:style-name="T3"><text:s text:c="4"/>}</text:span></text:p>
      <text:p text:style-name="P3"/>
      <text:p text:style-name="Standard"><text:span text:style-name="T3"><text:s text:c="4"/>pub fun getIDs(): [UInt64] {</text:span></text:p>
      <text:p text:style-name="Standard"><text:span text:style-name="T3"><text:s text:c="6"/>return self.ownedNFTs.keys</text:span></text:p>
      <text:p text:style-name="Standard"><text:soft-page-break/><text:span text:style-name="T3"><text:s text:c="4"/>}</text:span></text:p>
      <text:p text:style-name="P3"/>
      <text:p text:style-name="Standard"><text:span text:style-name="T3"><text:s text:c="4"/>pub fun borrowNFT(id: UInt64): &amp;NFT {</text:span></text:p>
      <text:p text:style-name="Standard"><text:span text:style-name="T3"><text:s text:c="6"/>return &amp;self.ownedNFTs[id] as &amp;NFT</text:span></text:p>
      <text:p text:style-name="Standard"><text:span text:style-name="T3"><text:s text:c="4"/>}</text:span></text:p>
      <text:p text:style-name="P3"/>
      <text:p text:style-name="Standard"><text:span text:style-name="T3"><text:s text:c="4"/>init() {</text:span></text:p>
      <text:p text:style-name="Standard"><text:span text:style-name="T3"><text:s text:c="6"/>self.ownedNFTs &lt;- {}</text:span></text:p>
      <text:p text:style-name="Standard"><text:span text:style-name="T3"><text:s text:c="4"/>}</text:span></text:p>
      <text:p text:style-name="P3"/>
      <text:p text:style-name="Standard"><text:span text:style-name="T3"><text:s text:c="4"/>destroy() {</text:span></text:p>
      <text:p text:style-name="Standard"><text:span text:style-name="T3"><text:s text:c="6"/>destroy self.ownedNFTs</text:span></text:p>
      <text:p text:style-name="Standard"><text:span text:style-name="T3"><text:s text:c="4"/>}</text:span></text:p>
      <text:p text:style-name="Standard"><text:span text:style-name="T3"><text:s text:c="2"/>}</text:span></text:p>
      <text:p text:style-name="P3"/>
      <text:p text:style-name="Standard"><text:span text:style-name="T3"><text:s text:c="2"/>pub fun createEmptyCollection(): @Collection {</text:span></text:p>
      <text:p text:style-name="Standard"><text:span text:style-name="T3"><text:s text:c="4"/>return &lt;- create Collection()</text:span></text:p>
      <text:p text:style-name="Standard"><text:span text:style-name="T3"><text:s text:c="2"/>}</text:span></text:p>
      <text:p text:style-name="P3"/>
      <text:p text:style-name="Standard"><text:span text:style-name="T3"><text:s text:c="2"/>pub resource Minter {</text:span></text:p>
      <text:p text:style-name="P3"/>
      <text:p text:style-name="Standard"><text:soft-page-break/><text:span text:style-name="T3"><text:s text:c="4"/>pub fun createNFT(name: String, favouriteFood: String, luckyNumber: Int): @NFT {</text:span></text:p>
      <text:p text:style-name="Standard"><text:span text:style-name="T3"><text:s text:c="6"/>return &lt;- create NFT(_name: name, _favouriteFood: favouriteFood, _luckyNumber: luckyNumber)</text:span></text:p>
      <text:p text:style-name="Standard"><text:span text:style-name="T3"><text:s text:c="4"/>}</text:span></text:p>
      <text:p text:style-name="P3"/>
      <text:p text:style-name="Standard"><text:span text:style-name="T3"><text:s text:c="4"/>pub fun createMinter(): @Minter {</text:span></text:p>
      <text:p text:style-name="Standard"><text:span text:style-name="T3"><text:s text:c="6"/>return &lt;- create Minter()</text:span></text:p>
      <text:p text:style-name="Standard"><text:span text:style-name="T3"><text:s text:c="4"/>}</text:span></text:p>
      <text:p text:style-name="P3"/>
      <text:p text:style-name="Standard"><text:span text:style-name="T3"><text:s text:c="2"/>}</text:span></text:p>
      <text:p text:style-name="P3"/>
      <text:p text:style-name="Standard"><text:span text:style-name="T3"><text:s text:c="2"/>init() {</text:span></text:p>
      <text:p text:style-name="Standard"><text:span text:style-name="T3"><text:s text:c="4"/>self.totalSupply = 0</text:span></text:p>
      <text:p text:style-name="Standard"><text:span text:style-name="T3"><text:s text:c="4"/>self.account.save(&lt;- create Minter(), to: /storage/Minter)</text:span></text:p>
      <text:p text:style-name="Standard"><text:span text:style-name="T3"><text:s text:c="2"/>}</text:span></text:p>
      <text:p text:style-name="P53"><text:span text:style-name="T3">}</text:span></text:p>
      <text:p text:style-name="Standard"><text:span text:style-name="T1">—-------------------------------------------------------------------------------------------------</text:span></text:p>
      <text:p text:style-name="Standard"><text:span text:style-name="T1">pub contract CryptoPoops {</text:span></text:p>
      <text:p text:style-name="Standard"><text:span text:style-name="T1"><text:s text:c="2"/>pub var totalSupply: UInt64</text:span></text:p>
      <text:p text:style-name="P1"/>
      <text:p text:style-name="Standard"><text:span text:style-name="T1"><text:s text:c="2"/>// This is an NFT resource that contains a name,</text:span></text:p>
      <text:p text:style-name="Standard"><text:span text:style-name="T1"><text:s text:c="2"/>// favouriteFood, and luckyNumber</text:span></text:p>
      <text:p text:style-name="Standard"><text:soft-page-break/><text:span text:style-name="T1"><text:s text:c="2"/>pub resource NFT {</text:span></text:p>
      <text:p text:style-name="Standard"><text:span text:style-name="T1"><text:s text:c="4"/>pub let id: UInt64</text:span></text:p>
      <text:p text:style-name="P1"/>
      <text:p text:style-name="Standard"><text:span text:style-name="T1"><text:s text:c="4"/>pub let name: String</text:span></text:p>
      <text:p text:style-name="Standard"><text:span text:style-name="T1"><text:s text:c="4"/>pub let favouriteFood: String</text:span></text:p>
      <text:p text:style-name="Standard"><text:span text:style-name="T1"><text:s text:c="4"/>pub let luckyNumber: Int</text:span></text:p>
      <text:p text:style-name="P1"/>
      <text:p text:style-name="Standard"><text:span text:style-name="T1"><text:s text:c="4"/>init(_name: String, _favouriteFood: String, _luckyNumber: Int) {</text:span></text:p>
      <text:p text:style-name="Standard"><text:span text:style-name="T1"><text:s text:c="6"/>self.id = self.uuid</text:span></text:p>
      <text:p text:style-name="P1"/>
      <text:p text:style-name="Standard"><text:span text:style-name="T1"><text:s text:c="6"/>self.name = _name</text:span></text:p>
      <text:p text:style-name="Standard"><text:span text:style-name="T1"><text:s text:c="6"/>self.favouriteFood = _favouriteFood</text:span></text:p>
      <text:p text:style-name="Standard"><text:span text:style-name="T1"><text:s text:c="6"/>self.luckyNumber = _luckyNumber</text:span></text:p>
      <text:p text:style-name="Standard"><text:span text:style-name="T1"><text:s text:c="4"/>}</text:span></text:p>
      <text:p text:style-name="Standard"><text:span text:style-name="T1"><text:s text:c="2"/>}</text:span></text:p>
      <text:p text:style-name="P1"/>
      <text:p text:style-name="Standard"><text:span text:style-name="T1"><text:s text:c="2"/>// This is a resource interface that allows us to expose a deposit, a getIDs and a borrowNFT function to the public</text:span></text:p>
      <text:p text:style-name="Standard"><text:span text:style-name="T1"><text:s text:c="2"/>// and restrict certain parts of the NFT Collection like withdraw function to the public.</text:span></text:p>
      <text:p text:style-name="Standard"><text:span text:style-name="T1"><text:s text:c="2"/>pub resource interface CollectionPublic {</text:span></text:p>
      <text:p text:style-name="Standard"><text:span text:style-name="T1"><text:s text:c="4"/>pub fun deposit(token: @NFT)</text:span></text:p>
      <text:p text:style-name="Standard"><text:span text:style-name="T1"><text:s text:c="4"/>pub fun getIDs(): [UInt64]</text:span></text:p>
      <text:p text:style-name="Standard"><text:soft-page-break/><text:span text:style-name="T1"><text:s text:c="4"/>pub fun borrowNFT(id: UInt64): &amp;NFT</text:span></text:p>
      <text:p text:style-name="Standard"><text:span text:style-name="T1"><text:s text:c="2"/>}</text:span></text:p>
      <text:p text:style-name="Standard"><text:span text:style-name="T1"><text:s text:c="2"/></text:span></text:p>
      <text:p text:style-name="Standard"><text:span text:style-name="T1"><text:s text:c="2"/>// This is a Collection resource that implements a resource interface CollectionPublic, in which contains a dictionary that maps an id to the NFT with that id, and five functions(deposit, withdraw, getIDs, borrowNFT, destroy).</text:span></text:p>
      <text:p text:style-name="Standard"><text:span text:style-name="T1"><text:s text:c="2"/>pub resource Collection: CollectionPublic {</text:span></text:p>
      <text:p text:style-name="Standard"><text:span text:style-name="T1"><text:s text:c="3"/>pub var ownedNFTs: @{UInt64: NFT}</text:span></text:p>
      <text:p text:style-name="Standard"><text:span text:style-name="T1"><text:s text:c="4"/></text:span></text:p>
      <text:p text:style-name="Standard"><text:span text:style-name="T1"><text:s text:c="4"/>// This deposit function allows everyone to add NFTs to the Collection.</text:span></text:p>
      <text:p text:style-name="Standard"><text:span text:style-name="T1"><text:s text:c="4"/>pub fun deposit(token: @NFT) {</text:span></text:p>
      <text:p text:style-name="Standard"><text:span text:style-name="T1"><text:s text:c="6"/>self.ownedNFTs[token.id] &lt;-! token</text:span></text:p>
      <text:p text:style-name="Standard"><text:span text:style-name="T1"><text:s text:c="4"/>}</text:span></text:p>
      <text:p text:style-name="P1"/>
      <text:p text:style-name="Standard"><text:span text:style-name="T1"><text:s text:c="4"/>// This withdraw function allows account owner to remove NFTs from the Collection.</text:span></text:p>
      <text:p text:style-name="Standard"><text:span text:style-name="T1"><text:s text:c="4"/>// An error message would be shown if the NFT is not in the account.</text:span></text:p>
      <text:p text:style-name="Standard"><text:span text:style-name="T1"><text:s text:c="4"/>pub fun withdraw(withdrawID: UInt64): @NFT {</text:span></text:p>
      <text:p text:style-name="Standard"><text:span text:style-name="T1"><text:s text:c="6"/>let nft &lt;- self.ownedNFTs.remove(key: withdrawID) </text:span></text:p>
      <text:p text:style-name="Standard"><text:span text:style-name="T1"><text:s text:c="14"/>?? panic("This NFT does not exist in this Collection.")</text:span></text:p>
      <text:p text:style-name="Standard"><text:span text:style-name="T1"><text:s text:c="6"/>return &lt;- nft</text:span></text:p>
      <text:p text:style-name="Standard"><text:span text:style-name="T1"><text:s text:c="4"/>}</text:span></text:p>
      <text:p text:style-name="P1"/>
      <text:p text:style-name="Standard"><text:span text:style-name="T1"><text:s text:c="4"/>// This getIDs function allows everyone to get an array of all the NFT ids in the Collection either by a transaction or script.</text:span></text:p>
      <text:p text:style-name="Standard"><text:soft-page-break/><text:span text:style-name="T1"><text:s text:c="4"/>pub fun getIDs(): [UInt64] {</text:span></text:p>
      <text:p text:style-name="Standard"><text:span text:style-name="T1"><text:s text:c="6"/>return self.ownedNFTs.keys</text:span></text:p>
      <text:p text:style-name="Standard"><text:span text:style-name="T1"><text:s text:c="4"/>}</text:span></text:p>
      <text:p text:style-name="P1"/>
      <text:p text:style-name="Standard"><text:span text:style-name="T1"><text:s text:c="4"/>// This borrowNFT function allows everyone to get a reference to the NFT without taking it out of the Collection.</text:span></text:p>
      <text:p text:style-name="Standard"><text:span text:style-name="T1"><text:s text:c="4"/>pub fun borrowNFT(id: UInt64): &amp;NFT {</text:span></text:p>
      <text:p text:style-name="Standard"><text:span text:style-name="T1"><text:s text:c="6"/>return &amp;self.ownedNFTs[id] as &amp;NFT</text:span></text:p>
      <text:p text:style-name="Standard"><text:span text:style-name="T1"><text:s text:c="4"/>}</text:span></text:p>
      <text:p text:style-name="P1"/>
      <text:p text:style-name="Standard"><text:span text:style-name="T1"><text:s text:c="4"/>init() {</text:span></text:p>
      <text:p text:style-name="Standard"><text:span text:style-name="T1"><text:s text:c="6"/>self.ownedNFTs &lt;- {}</text:span></text:p>
      <text:p text:style-name="Standard"><text:span text:style-name="T1"><text:s text:c="4"/>}</text:span></text:p>
      <text:p text:style-name="P1"/>
      <text:p text:style-name="Standard"><text:span text:style-name="T1"><text:s text:c="4"/>// This destroy function allows account owner to manually destroy the nested resources.</text:span></text:p>
      <text:p text:style-name="Standard"><text:span text:style-name="T1"><text:s text:c="4"/>destroy() {</text:span></text:p>
      <text:p text:style-name="Standard"><text:span text:style-name="T1"><text:s text:c="6"/>destroy self.ownedNFTs</text:span></text:p>
      <text:p text:style-name="Standard"><text:span text:style-name="T1"><text:s text:c="4"/>}</text:span></text:p>
      <text:p text:style-name="Standard"><text:span text:style-name="T1"><text:s text:c="2"/>}</text:span></text:p>
      <text:p text:style-name="P1"/>
      <text:p text:style-name="Standard"><text:span text:style-name="T1">// This is a function that can create a new Collection for better management of NFT.</text:span></text:p>
      <text:p text:style-name="Standard"><text:span text:style-name="T1"><text:s text:c="2"/>pub fun createEmptyCollection(): @Collection {</text:span></text:p>
      <text:p text:style-name="Standard"><text:soft-page-break/><text:span text:style-name="T1"><text:s text:c="4"/>return &lt;- create Collection()</text:span></text:p>
      <text:p text:style-name="Standard"><text:span text:style-name="T1"><text:s text:c="2"/>}</text:span></text:p>
      <text:p text:style-name="P1"/>
      <text:p text:style-name="Standard"><text:span text:style-name="T1">// This is a Minter resource that contains the createNFT function, which only allows people that are holding the Minter resource to mint the NFT.</text:span></text:p>
      <text:p text:style-name="Standard"><text:span text:style-name="T1">// This Minter resource also contains the createMinter function that makes it possible for people holding the Minter resource to create another Minter resource in order to pass on the ability of minting the NFT.</text:span></text:p>
      <text:p text:style-name="Standard"><text:span text:style-name="T1"><text:s text:c="2"/>pub resource Minter {</text:span></text:p>
      <text:p text:style-name="P1"/>
      <text:p text:style-name="Standard"><text:span text:style-name="T1"><text:s text:c="4"/>pub fun createNFT(name: String, favouriteFood: String, luckyNumber: Int): @NFT {</text:span></text:p>
      <text:p text:style-name="Standard"><text:span text:style-name="T1"><text:s text:c="6"/>return &lt;- create NFT(_name: name, _favouriteFood: favouriteFood, _luckyNumber: luckyNumber)</text:span></text:p>
      <text:p text:style-name="Standard"><text:span text:style-name="T1"><text:s text:c="4"/>}</text:span></text:p>
      <text:p text:style-name="P1"/>
      <text:p text:style-name="Standard"><text:span text:style-name="T1"><text:s text:c="4"/>pub fun createMinter(): @Minter {</text:span></text:p>
      <text:p text:style-name="Standard"><text:span text:style-name="T1"><text:s text:c="6"/>return &lt;- create Minter()</text:span></text:p>
      <text:p text:style-name="Standard"><text:span text:style-name="T1"><text:s text:c="4"/>}</text:span></text:p>
      <text:p text:style-name="P1"/>
      <text:p text:style-name="Standard"><text:span text:style-name="T1"><text:s text:c="2"/>}</text:span></text:p>
      <text:p text:style-name="Standard"><text:span text:style-name="T1"><text:s text:c="4"/></text:span></text:p>
      <text:p text:style-name="Standard"><text:span text:style-name="T1"><text:s text:c="2"/>init() {</text:span></text:p>
      <text:p text:style-name="Standard"><text:span text:style-name="T1"><text:s text:c="4"/>self.totalSupply = 0</text:span></text:p>
      <text:p text:style-name="Standard"><text:span text:style-name="T1"><text:s text:c="4"/></text:span></text:p>
      <text:p text:style-name="Standard"><text:span text:style-name="T1"><text:s text:c="4"/>// This line of code is very important. Without it, no one would have a Minter resource in the first place to be able to mint NFT or mint another Minter resource.</text:span></text:p>
      <text:p text:style-name="Standard"><text:soft-page-break/><text:span text:style-name="T1"><text:s text:c="4"/>// It automatically saves the Minter resource to the contract deployer's account storage when this contract is deployed. </text:span></text:p>
      <text:p text:style-name="Standard"><text:span text:style-name="T1"><text:s text:c="4"/>self.account.save(&lt;- create Minter(), to: /storage/Minter)</text:span></text:p>
      <text:p text:style-name="Standard"><text:span text:style-name="T1"><text:s text:c="2"/>}</text:span></text:p>
      <text:p text:style-name="Standard"><text:span text:style-name="T1">}</text:span></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0" style:display-name="ListLabel 110"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i">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i">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7" meta:paragraph-count="417" meta:word-count="3366" meta:character-count="22211" meta:non-whitespace-character-count="18006"/>
    <meta:generator>LibreOfficeDev/6.0.5.2$Linux_X86_64 LibreOffice_project/</meta:generator>
  </office:meta>
</office:document-meta>
</file>